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adornments="Gras" style:font-family-generic="swiss" style:font-pitch="variable"/>
    <style:font-face style:name="DejaVu Sans2" svg:font-family="'DejaVu Sans'"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inux Biolinum O1" svg:font-family="'Linux Biolinum O'" style:font-adornments="Gras"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afb61"/>
    </style:style>
    <style:style style:name="P2" style:family="paragraph" style:parent-style-name="Quotations">
      <style:paragraph-properties text:number-lines="false" text:line-number="0"/>
      <style:text-properties officeooo:paragraph-rsid="001afb61"/>
    </style:style>
    <style:style style:name="P3" style:family="paragraph" style:parent-style-name="Text_20_body">
      <style:text-properties officeooo:paragraph-rsid="001afb61"/>
    </style:style>
    <style:style style:name="P4" style:family="paragraph" style:parent-style-name="Standard">
      <style:paragraph-properties fo:text-align="justify" style:justify-single-word="false"/>
      <style:text-properties officeooo:paragraph-rsid="001afb61"/>
    </style:style>
    <style:style style:name="P5" style:family="paragraph" style:parent-style-name="Text_20_body">
      <style:paragraph-properties fo:text-align="justify" style:justify-single-word="false"/>
      <style:text-properties officeooo:paragraph-rsid="001afb61"/>
    </style:style>
    <style:style style:name="P6" style:family="paragraph" style:parent-style-name="Footnote">
      <style:paragraph-properties fo:text-align="justify" style:justify-single-word="false"/>
    </style:style>
    <style:style style:name="P7" style:family="paragraph" style:parent-style-name="Footnote">
      <style:paragraph-properties fo:text-align="justify" style:justify-single-word="false"/>
      <style:text-properties officeooo:paragraph-rsid="001be6e7"/>
    </style:style>
    <style:style style:name="P8" style:family="paragraph" style:parent-style-name="Standard">
      <style:text-properties style:font-name="DejaVu Sans" officeooo:paragraph-rsid="001afb61"/>
    </style:style>
    <style:style style:name="P9" style:family="paragraph" style:parent-style-name="Quotations">
      <style:paragraph-properties text:number-lines="false" text:line-number="0"/>
      <style:text-properties style:font-name="DejaVu Sans" officeooo:paragraph-rsid="001afb61"/>
    </style:style>
    <style:style style:name="P10" style:family="paragraph" style:parent-style-name="Text_20_body">
      <style:text-properties style:font-name="DejaVu Sans" officeooo:paragraph-rsid="001afb61"/>
    </style:style>
    <style:style style:name="P11" style:family="paragraph" style:parent-style-name="Standard">
      <style:paragraph-properties fo:text-align="justify" style:justify-single-word="false"/>
      <style:text-properties style:font-name="DejaVu Sans" officeooo:rsid="00243bda" officeooo:paragraph-rsid="001afb61"/>
    </style:style>
    <style:style style:name="P12" style:family="paragraph" style:parent-style-name="Quotations">
      <style:paragraph-properties text:number-lines="false" text:line-number="0"/>
      <style:text-properties style:font-name="DejaVu Sans"/>
    </style:style>
    <style:style style:name="P13" style:family="paragraph" style:parent-style-name="Text_20_body">
      <style:paragraph-properties fo:text-align="justify" style:justify-single-word="false"/>
      <style:text-properties style:font-name="DejaVu Sans" officeooo:paragraph-rsid="001afb61"/>
    </style:style>
    <style:style style:name="P14" style:family="paragraph" style:parent-style-name="Text_20_body">
      <style:text-properties style:font-name="DejaVu Sans" officeooo:rsid="00261cb8" officeooo:paragraph-rsid="001afb61"/>
    </style:style>
    <style:style style:name="P15" style:family="paragraph" style:parent-style-name="Footnote">
      <style:text-properties style:font-name="DejaVu Sans" officeooo:rsid="0045d9f1" officeooo:paragraph-rsid="005017d7"/>
    </style:style>
    <style:style style:name="P16" style:family="paragraph" style:parent-style-name="Footnote">
      <style:text-properties style:font-name="DejaVu Sans" officeooo:rsid="001a4cd9" officeooo:paragraph-rsid="001a4cd9"/>
    </style:style>
    <style:style style:name="P17" style:family="paragraph" style:parent-style-name="Standard1">
      <style:paragraph-properties text:number-lines="false" text:line-number="0"/>
      <style:text-properties fo:font-size="6pt" officeooo:paragraph-rsid="001afb61" style:font-size-asian="5.25pt" style:font-size-complex="6pt"/>
    </style:style>
    <style:style style:name="P18" style:family="paragraph" style:parent-style-name="Standard">
      <style:paragraph-properties fo:text-align="justify" style:justify-single-word="false" text:number-lines="false" text:line-number="0"/>
      <style:text-properties fo:font-size="14pt" style:text-underline-style="none" fo:font-weight="normal" officeooo:rsid="0047fe83" officeooo:paragraph-rsid="001afb61" style:font-size-asian="14pt" style:font-weight-asian="normal" style:font-size-complex="14pt" style:font-weight-complex="normal"/>
    </style:style>
    <style:style style:name="P19" style:family="paragraph" style:parent-style-name="Standard">
      <style:paragraph-properties fo:text-align="justify" style:justify-single-word="false" text:number-lines="false" text:line-number="0"/>
      <style:text-properties fo:font-size="14pt" style:text-underline-style="none" fo:font-weight="normal" officeooo:rsid="001f09a4" officeooo:paragraph-rsid="001f09a4" style:font-size-asian="14pt" style:font-weight-asian="normal" style:font-size-complex="14pt" style:font-weight-complex="normal"/>
    </style:style>
    <style:style style:name="P20" style:family="paragraph" style:parent-style-name="Standard">
      <style:paragraph-properties fo:text-align="justify" style:justify-single-word="false" text:number-lines="false" text:line-number="0"/>
      <style:text-properties fo:font-size="15pt" officeooo:paragraph-rsid="001afb61" style:font-size-asian="15pt" style:font-size-complex="15pt"/>
    </style:style>
    <style:style style:name="P21" style:family="paragraph" style:parent-style-name="Standard">
      <style:paragraph-properties fo:text-align="justify" style:justify-single-word="false" text:number-lines="false" text:line-number="0"/>
      <style:text-properties fo:font-size="15pt" officeooo:rsid="002b6a10" officeooo:paragraph-rsid="002b6a10" style:font-size-asian="15pt" style:font-size-complex="15pt"/>
    </style:style>
    <style:style style:name="P22" style:family="paragraph" style:parent-style-name="Title">
      <style:paragraph-properties text:number-lines="false" text:line-number="0"/>
      <style:text-properties fo:letter-spacing="-0.007cm" fo:font-weight="bold" officeooo:paragraph-rsid="001afb61" fo:background-color="transparent" style:font-weight-asian="bold" style:font-weight-complex="bold"/>
    </style:style>
    <style:style style:name="P23" style:family="paragraph" style:parent-style-name="Standard">
      <style:paragraph-properties fo:margin-left="0cm" fo:margin-right="0cm" fo:text-align="center" style:justify-single-word="false" fo:text-indent="0cm" style:auto-text-indent="false" text:number-lines="false" text:line-number="0"/>
      <style:text-properties fo:font-size="13pt" style:text-underline-style="none" fo:font-weight="bold" officeooo:rsid="0019d74d" officeooo:paragraph-rsid="001afb61" style:font-size-asian="13pt" style:font-weight-asian="bold" style:font-size-complex="13pt" style:font-weight-complex="bold"/>
    </style:style>
    <style:style style:name="P24" style:family="paragraph" style:parent-style-name="Text_20_body">
      <style:text-properties style:font-name="Linux Biolinum O" officeooo:paragraph-rsid="001afb61"/>
    </style:style>
    <style:style style:name="P25" style:family="paragraph" style:parent-style-name="Text_20_body">
      <style:paragraph-properties fo:text-align="justify" style:justify-single-word="false"/>
      <style:text-properties style:font-name="Linux Biolinum O" officeooo:rsid="0019d74d" officeooo:paragraph-rsid="001afb61"/>
    </style:style>
    <style:style style:name="P26" style:family="paragraph" style:parent-style-name="Footnote">
      <style:text-properties officeooo:rsid="0029cbbd" officeooo:paragraph-rsid="0029cbbd"/>
    </style:style>
    <style:style style:name="P27" style:family="paragraph" style:parent-style-name="Footnote">
      <style:text-properties officeooo:paragraph-rsid="002f8ea1"/>
    </style:style>
    <style:style style:name="P28" style:family="paragraph" style:parent-style-name="Footnote">
      <style:text-properties fo:font-weight="normal" officeooo:paragraph-rsid="002f8ea1" style:font-weight-asian="normal" style:font-weight-complex="normal"/>
    </style:style>
    <style:style style:name="P29" style:family="paragraph" style:parent-style-name="Footnote">
      <style:text-properties officeooo:rsid="003a93e0" officeooo:paragraph-rsid="003a93e0"/>
    </style:style>
    <style:style style:name="P30" style:family="paragraph" style:parent-style-name="Footnote">
      <style:text-properties officeooo:paragraph-rsid="003822c1"/>
    </style:style>
    <style:style style:name="P31" style:family="paragraph" style:parent-style-name="Footnote">
      <style:text-properties officeooo:paragraph-rsid="001a4cd9"/>
    </style:style>
    <style:style style:name="P32" style:family="paragraph" style:parent-style-name="Footnote">
      <style:text-properties officeooo:rsid="001a4cd9" officeooo:paragraph-rsid="001a4cd9"/>
    </style:style>
    <style:style style:name="P33" style:family="paragraph" style:parent-style-name="Footnote">
      <style:text-properties officeooo:rsid="0021f386" officeooo:paragraph-rsid="0021f386"/>
    </style:style>
    <style:style style:name="P34" style:family="paragraph" style:parent-style-name="Footnote">
      <style:text-properties officeooo:rsid="003feeac" officeooo:paragraph-rsid="003feeac"/>
    </style:style>
    <style:style style:name="P35" style:family="paragraph" style:parent-style-name="Footnote">
      <style:text-properties fo:color="#000000" loext:opacity="100%" style:text-line-through-style="none" style:text-line-through-type="none" style:font-name="Liberation Sans" style:text-underline-style="none" officeooo:rsid="001a4cd9" officeooo:paragraph-rsid="001a4cd9" style:text-blinking="false"/>
    </style:style>
    <style:style style:name="P36" style:family="paragraph" style:parent-style-name="Contents_20_1">
      <style:paragraph-properties>
        <style:tab-stops>
          <style:tab-stop style:position="18.002cm" style:type="right" style:leader-style="dotted" style:leader-text="."/>
        </style:tab-stops>
      </style:paragraph-properties>
    </style:style>
    <style:style style:name="P37" style:family="paragraph" style:parent-style-name="Contents_20_3">
      <style:paragraph-properties>
        <style:tab-stops>
          <style:tab-stop style:position="17.004cm" style:type="right" style:leader-style="dotted" style:leader-text="."/>
        </style:tab-stops>
      </style:paragraph-properties>
    </style:style>
    <style:style style:name="P38" style:family="paragraph" style:parent-style-name="Contents_20_4">
      <style:paragraph-properties>
        <style:tab-stops>
          <style:tab-stop style:position="16.505cm" style:type="right" style:leader-style="dotted" style:leader-text="."/>
        </style:tab-stops>
      </style:paragraph-properties>
    </style:style>
    <style:style style:name="P39" style:family="paragraph" style:parent-style-name="Heading_20_1">
      <style:paragraph-properties text:number-lines="false" text:line-number="0"/>
      <style:text-properties style:font-name="DejaVu Sans" officeooo:rsid="001ba3cb" officeooo:paragraph-rsid="001afb61"/>
    </style:style>
    <style:style style:name="P40" style:family="paragraph" style:parent-style-name="Heading_20_1">
      <style:paragraph-properties fo:break-before="page" text:number-lines="false" text:line-number="0"/>
      <style:text-properties style:font-name="DejaVu Sans" officeooo:rsid="001ba3cb" officeooo:paragraph-rsid="001afb61"/>
    </style:style>
    <style:style style:name="P41" style:family="paragraph" style:parent-style-name="Heading_20_1" style:master-page-name="">
      <style:paragraph-properties style:page-number="auto" fo:break-before="auto" fo:break-after="auto" text:number-lines="false" text:line-number="0"/>
      <style:text-properties style:font-name="DejaVu Sans" officeooo:paragraph-rsid="001afb61"/>
    </style:style>
    <style:style style:name="P42" style:family="paragraph" style:parent-style-name="Heading_20_1">
      <style:paragraph-properties text:number-lines="false" text:line-number="0"/>
      <style:text-properties style:font-name="DejaVu Sans" fo:font-style="normal" fo:font-weight="bold" officeooo:rsid="00233630" officeooo:paragraph-rsid="001afb61" style:font-style-asian="normal" style:font-weight-asian="bold" style:font-style-complex="normal" style:font-weight-complex="bold"/>
    </style:style>
    <style:style style:name="P43" style:family="paragraph" style:parent-style-name="Heading_20_3">
      <style:paragraph-properties fo:text-align="justify" style:justify-single-word="false" text:number-lines="false" text:line-number="0"/>
      <style:text-properties style:font-name="DejaVu Sans" officeooo:paragraph-rsid="001afb61"/>
    </style:style>
    <style:style style:name="P44" style:family="paragraph" style:parent-style-name="Heading_20_3">
      <style:paragraph-properties text:number-lines="false" text:line-number="0"/>
      <style:text-properties style:font-name="DejaVu Sans" officeooo:paragraph-rsid="001afb61"/>
    </style:style>
    <style:style style:name="P45" style:family="paragraph" style:parent-style-name="Heading_20_3">
      <style:paragraph-properties text:number-lines="false" text:line-number="0"/>
      <style:text-properties officeooo:paragraph-rsid="001afb61"/>
    </style:style>
    <style:style style:name="P46" style:family="paragraph" style:parent-style-name="Heading_20_4">
      <style:text-properties style:font-name="DejaVu Sans" officeooo:paragraph-rsid="001afb61"/>
    </style:style>
    <style:style style:name="T1" style:family="text">
      <style:text-properties fo:font-style="italic" style:font-style-asian="italic" style:font-style-complex="italic"/>
    </style:style>
    <style:style style:name="T2" style:family="text">
      <style:text-properties fo:font-style="italic" officeooo:rsid="002f70d1" style:font-style-asian="italic" style:font-style-complex="italic"/>
    </style:style>
    <style:style style:name="T3" style:family="text">
      <style:text-properties fo:font-style="italic" officeooo:rsid="00358b24" style:font-style-asian="italic" style:font-style-complex="italic"/>
    </style:style>
    <style:style style:name="T4" style:family="text">
      <style:text-properties fo:font-style="italic" officeooo:rsid="003822c1" style:font-style-asian="italic" style:font-style-complex="italic"/>
    </style:style>
    <style:style style:name="T5" style:family="text">
      <style:text-properties fo:font-style="italic" officeooo:rsid="000b8cf2" style:font-style-asian="italic" style:font-style-complex="italic"/>
    </style:style>
    <style:style style:name="T6" style:family="text">
      <style:text-properties fo:font-style="italic" officeooo:rsid="0024fc8f" style:font-style-asian="italic" style:font-style-complex="italic"/>
    </style:style>
    <style:style style:name="T7" style:family="text">
      <style:text-properties fo:font-style="italic" officeooo:rsid="001c1b91" style:font-style-asian="italic" style:font-style-complex="italic"/>
    </style:style>
    <style:style style:name="T8" style:family="text">
      <style:text-properties fo:font-style="italic" officeooo:rsid="002fd6aa" style:font-style-asian="italic" style:font-style-complex="italic"/>
    </style:style>
    <style:style style:name="T9" style:family="text">
      <style:text-properties fo:font-style="italic" officeooo:rsid="001b1a4a" style:font-style-asian="italic" style:font-style-complex="italic"/>
    </style:style>
    <style:style style:name="T10" style:family="text">
      <style:text-properties fo:font-style="italic" fo:font-weight="normal" officeooo:rsid="00233630" style:font-style-asian="italic" style:font-weight-asian="normal" style:font-style-complex="italic" style:font-weight-complex="normal"/>
    </style:style>
    <style:style style:name="T11" style:family="text">
      <style:text-properties fo:font-style="italic" fo:background-color="#ffff00" loext:char-shading-value="0" style:font-style-asian="italic" style:font-style-complex="italic"/>
    </style:style>
    <style:style style:name="T12" style:family="text">
      <style:text-properties fo:font-style="italic" fo:background-color="#ffff00" loext:char-shading-value="0" style:font-style-asian="italic" style:font-style-complex="italic"/>
    </style:style>
    <style:style style:name="T13" style:family="text">
      <style:text-properties fo:font-style="normal" officeooo:rsid="00358b24" style:font-style-asian="normal" style:font-style-complex="normal"/>
    </style:style>
    <style:style style:name="T14" style:family="text">
      <style:text-properties fo:font-style="normal" officeooo:rsid="003822c1" style:font-style-asian="normal" style:font-style-complex="normal"/>
    </style:style>
    <style:style style:name="T15" style:family="text">
      <style:text-properties fo:font-style="normal" officeooo:rsid="00233630" style:font-style-asian="normal" style:font-style-complex="normal"/>
    </style:style>
    <style:style style:name="T16" style:family="text">
      <style:text-properties fo:font-style="normal" officeooo:rsid="002fd6aa" style:font-style-asian="normal" style:font-style-complex="normal"/>
    </style:style>
    <style:style style:name="T17" style:family="text">
      <style:text-properties fo:font-style="normal" officeooo:rsid="003e8ed0" style:font-style-asian="normal" style:font-style-complex="normal"/>
    </style:style>
    <style:style style:name="T18" style:family="text">
      <style:text-properties fo:font-style="normal" officeooo:rsid="001c1b91" style:font-style-asian="normal" style:font-style-complex="normal"/>
    </style:style>
    <style:style style:name="T19" style:family="text">
      <style:text-properties fo:font-style="normal" officeooo:rsid="002f70d1" style:font-style-asian="normal" style:font-style-complex="normal"/>
    </style:style>
    <style:style style:name="T20" style:family="text">
      <style:text-properties fo:font-style="normal" fo:font-weight="normal" officeooo:rsid="00233630" style:font-style-asian="normal" style:font-weight-asian="normal" style:font-style-complex="normal" style:font-weight-complex="normal"/>
    </style:style>
    <style:style style:name="T21" style:family="text">
      <style:text-properties officeooo:rsid="004c7abd"/>
    </style:style>
    <style:style style:name="T22" style:family="text">
      <style:text-properties officeooo:rsid="003822c1"/>
    </style:style>
    <style:style style:name="T23" style:family="text">
      <style:text-properties officeooo:rsid="000b768e"/>
    </style:style>
    <style:style style:name="T24" style:family="text">
      <style:text-properties fo:font-weight="bold" style:font-weight-asian="bold" style:font-weight-complex="bold"/>
    </style:style>
    <style:style style:name="T25" style:family="text">
      <style:text-properties style:text-position="super 58%"/>
    </style:style>
    <style:style style:name="T26" style:family="text">
      <style:text-properties officeooo:rsid="00386ad2"/>
    </style:style>
    <style:style style:name="T27" style:family="text">
      <style:text-properties officeooo:rsid="00492c37"/>
    </style:style>
    <style:style style:name="T28" style:family="text">
      <style:text-properties officeooo:rsid="0032c5d2"/>
    </style:style>
    <style:style style:name="T29" style:family="text">
      <style:text-properties fo:color="#000000" loext:opacity="100%"/>
    </style:style>
    <style:style style:name="T30" style:family="text">
      <style:text-properties fo:color="#000000" loext:opacity="100%" style:text-line-through-style="none" style:text-line-through-type="none" style:text-underline-style="none" style:text-blinking="false"/>
    </style:style>
    <style:style style:name="T31" style:family="text">
      <style:text-properties fo:color="#000000" loext:opacity="100%" style:text-line-through-style="none" style:text-line-through-type="none" style:text-underline-style="none" officeooo:rsid="0009b206" style:text-blinking="false"/>
    </style:style>
    <style:style style:name="T32" style:family="text">
      <style:text-properties fo:color="#000000" loext:opacity="100%" style:text-line-through-style="none" style:text-line-through-type="none" style:text-underline-style="none" style:text-blinking="false" fo:background-color="#ffff00" loext:char-shading-value="0"/>
    </style:style>
    <style:style style:name="T33" style:family="text">
      <style:text-properties fo:color="#000000" loext:opacity="100%" style:text-line-through-style="none" style:text-line-through-type="none" style:text-underline-style="none" style:text-blinking="false" fo:background-color="#ffff00" loext:char-shading-value="0"/>
    </style:style>
    <style:style style:name="T34" style:family="text">
      <style:text-properties fo:color="#000000" loext:opacity="100%" style:text-line-through-style="none" style:text-line-through-type="none" fo:font-style="italic" style:text-underline-style="none" style:text-blinking="false" style:font-style-asian="italic" style:font-style-complex="italic"/>
    </style:style>
    <style:style style:name="T35" style:family="text">
      <style:text-properties fo:color="#000000" loext:opacity="100%" style:text-line-through-style="none" style:text-line-through-type="none" fo:font-style="italic" style:text-underline-style="none" style:text-blinking="false" fo:background-color="#ffff00" loext:char-shading-value="0" style:font-style-asian="italic" style:font-style-complex="italic"/>
    </style:style>
    <style:style style:name="T36" style:family="text">
      <style:text-properties fo:color="#000000" loext:opacity="100%" style:text-line-through-style="none" style:text-line-through-type="none" fo:font-style="italic" style:text-underline-style="none" style:text-blinking="false" fo:background-color="#ffff00" loext:char-shading-value="0" style:font-style-asian="italic" style:font-style-complex="italic"/>
    </style:style>
    <style:style style:name="T37" style:family="text">
      <style:text-properties fo:color="#000000" loext:opacity="100%" fo:font-style="italic" style:font-style-asian="italic" style:font-style-complex="italic"/>
    </style:style>
    <style:style style:name="T38" style:family="text">
      <style:text-properties officeooo:rsid="000b8cf2"/>
    </style:style>
    <style:style style:name="T39" style:family="text">
      <style:text-properties officeooo:rsid="001b6358"/>
    </style:style>
    <style:style style:name="T40" style:family="text">
      <style:text-properties officeooo:rsid="001a4cd9"/>
    </style:style>
    <style:style style:name="T41" style:family="text">
      <style:text-properties officeooo:rsid="0021f386"/>
    </style:style>
    <style:style style:name="T42" style:family="text">
      <style:text-properties officeooo:rsid="00229edc"/>
    </style:style>
    <style:style style:name="T43" style:family="text">
      <style:text-properties fo:color="#666666" loext:opacity="100%"/>
    </style:style>
    <style:style style:name="T44" style:family="text">
      <style:text-properties officeooo:rsid="0024fc8f"/>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bold" officeooo:rsid="0047fe83" style:font-weight-asian="bold" style:font-weight-complex="bold"/>
    </style:style>
    <style:style style:name="T47" style:family="text">
      <style:text-properties style:text-underline-style="none" fo:font-weight="bold" officeooo:rsid="001afb61" style:font-weight-asian="bold" style:font-weight-complex="bold"/>
    </style:style>
    <style:style style:name="T48" style:family="text">
      <style:text-properties style:text-underline-style="none" fo:font-weight="bold" officeooo:rsid="001f09a4" style:font-weight-asian="bold" style:font-weight-complex="bold"/>
    </style:style>
    <style:style style:name="T49" style:family="text">
      <style:text-properties officeooo:rsid="001f09a4"/>
    </style:style>
    <style:style style:name="T50" style:family="text">
      <style:text-properties officeooo:rsid="001fabd4"/>
    </style:style>
    <style:style style:name="T51" style:family="text">
      <style:text-properties officeooo:rsid="00257a67"/>
    </style:style>
    <style:style style:name="T52" style:family="text">
      <style:text-properties style:font-name="DejaVu Sans"/>
    </style:style>
    <style:style style:name="T53" style:family="text">
      <style:text-properties style:font-name="DejaVu Sans" fo:font-weight="normal" officeooo:rsid="002d90b1" style:font-weight-asian="normal" style:font-weight-complex="normal"/>
    </style:style>
    <style:style style:name="T54" style:family="text">
      <style:text-properties style:font-name="DejaVu Sans" fo:font-weight="normal" officeooo:rsid="0035296f" style:font-weight-asian="normal" style:font-weight-complex="normal"/>
    </style:style>
    <style:style style:name="T55" style:family="text">
      <style:text-properties style:font-name="DejaVu Sans" fo:font-weight="normal" officeooo:rsid="00231f8d" style:font-weight-asian="normal" style:font-weight-complex="normal"/>
    </style:style>
    <style:style style:name="T56" style:family="text">
      <style:text-properties style:font-name="DejaVu Sans" fo:font-weight="normal" officeooo:rsid="0029cbbd" style:font-weight-asian="normal" style:font-weight-complex="normal"/>
    </style:style>
    <style:style style:name="T57" style:family="text">
      <style:text-properties style:font-name="DejaVu Sans" fo:font-weight="normal" officeooo:rsid="002a8e4d" style:font-weight-asian="normal" style:font-weight-complex="normal"/>
    </style:style>
    <style:style style:name="T58" style:family="text">
      <style:text-properties style:font-name="DejaVu Sans" fo:font-weight="normal" officeooo:rsid="002d9848" style:font-weight-asian="normal" style:font-weight-complex="normal"/>
    </style:style>
    <style:style style:name="T59" style:family="text">
      <style:text-properties style:font-name="DejaVu Sans" fo:font-weight="normal" officeooo:rsid="0021b030" style:font-weight-asian="normal" style:font-weight-complex="normal"/>
    </style:style>
    <style:style style:name="T60" style:family="text">
      <style:text-properties style:font-name="DejaVu Sans" fo:font-weight="normal" officeooo:rsid="002d90b1" fo:background-color="#ffff00" loext:char-shading-value="0" style:font-weight-asian="normal" style:font-weight-complex="normal"/>
    </style:style>
    <style:style style:name="T61" style:family="text">
      <style:text-properties style:font-name="DejaVu Sans" fo:font-weight="normal" officeooo:rsid="00231f8d" fo:background-color="#ffff00" loext:char-shading-value="0" style:font-weight-asian="normal" style:font-weight-complex="normal"/>
    </style:style>
    <style:style style:name="T62" style:family="text">
      <style:text-properties style:font-name="DejaVu Sans" fo:font-weight="normal" officeooo:rsid="00231f8d" fo:background-color="#ffff00" loext:char-shading-value="0" style:font-weight-asian="normal" style:font-weight-complex="normal"/>
    </style:style>
    <style:style style:name="T63" style:family="text">
      <style:text-properties style:font-name="DejaVu Sans" fo:font-weight="normal" officeooo:rsid="00231f8d" fo:background-color="transparent" loext:char-shading-value="0" style:font-weight-asian="normal" style:font-weight-complex="normal"/>
    </style:style>
    <style:style style:name="T64" style:family="text">
      <style:text-properties style:font-name="DejaVu Sans" fo:font-weight="normal" officeooo:rsid="00231f8d" fo:background-color="transparent" loext:char-shading-value="0" style:font-weight-asian="normal" style:font-weight-complex="normal"/>
    </style:style>
    <style:style style:name="T65" style:family="text">
      <style:text-properties style:font-name="DejaVu Sans" fo:font-style="normal" fo:font-weight="normal" style:font-style-asian="normal" style:font-weight-asian="normal" style:font-style-complex="normal" style:font-weight-complex="normal"/>
    </style:style>
    <style:style style:name="T66" style:family="text">
      <style:text-properties style:font-name="DejaVu Sans" fo:font-style="normal" fo:font-weight="normal" officeooo:rsid="00231f8d" style:font-style-asian="normal" style:font-weight-asian="normal" style:font-style-complex="normal" style:font-weight-complex="normal"/>
    </style:style>
    <style:style style:name="T67" style:family="text">
      <style:text-properties style:font-name="DejaVu Sans" fo:font-style="normal" style:font-style-asian="normal" style:font-style-complex="normal"/>
    </style:style>
    <style:style style:name="T68" style:family="text">
      <style:text-properties style:font-name="DejaVu Sans" fo:font-style="normal" officeooo:rsid="0021b030" style:font-style-asian="normal" style:font-style-complex="normal"/>
    </style:style>
    <style:style style:name="T69" style:family="text">
      <style:text-properties style:font-name="DejaVu Sans" fo:font-style="normal" fo:background-color="#ffff00" loext:char-shading-value="0" style:font-style-asian="normal" style:font-style-complex="normal"/>
    </style:style>
    <style:style style:name="T70" style:family="text">
      <style:text-properties style:font-name="DejaVu Sans" fo:font-style="normal" officeooo:rsid="0021b030" fo:background-color="#ffff00" loext:char-shading-value="0" style:font-style-asian="normal" style:font-style-complex="normal"/>
    </style:style>
    <style:style style:name="T71" style:family="text">
      <style:text-properties style:font-name="DejaVu Sans" fo:font-style="normal" officeooo:rsid="0021b030" fo:background-color="#ffff00" loext:char-shading-value="0" style:font-style-asian="normal" style:font-style-complex="normal"/>
    </style:style>
    <style:style style:name="T72" style:family="text">
      <style:text-properties style:font-name="DejaVu Sans" fo:font-style="normal" fo:background-color="#ffff00" loext:char-shading-value="0" style:font-style-asian="normal" style:font-style-complex="normal"/>
    </style:style>
    <style:style style:name="T73" style:family="text">
      <style:text-properties style:font-name="DejaVu Sans" fo:font-style="italic" fo:font-weight="normal" style:font-style-asian="italic" style:font-weight-asian="normal" style:font-style-complex="italic" style:font-weight-complex="normal"/>
    </style:style>
    <style:style style:name="T74" style:family="text">
      <style:text-properties style:font-name="DejaVu Sans" fo:font-style="italic" fo:font-weight="normal" officeooo:rsid="00231f8d" style:font-style-asian="italic" style:font-weight-asian="normal" style:font-style-complex="italic" style:font-weight-complex="normal"/>
    </style:style>
    <style:style style:name="T75" style:family="text">
      <style:text-properties style:font-name="DejaVu Sans" fo:font-style="italic" fo:font-weight="normal" officeooo:rsid="00237c60" style:font-style-asian="italic" style:font-weight-asian="normal" style:font-style-complex="italic" style:font-weight-complex="normal"/>
    </style:style>
    <style:style style:name="T76" style:family="text">
      <style:text-properties style:font-name="DejaVu Sans" fo:font-style="italic" fo:font-weight="normal" officeooo:rsid="002a8e4d" style:font-style-asian="italic" style:font-weight-asian="normal" style:font-style-complex="italic" style:font-weight-complex="normal"/>
    </style:style>
    <style:style style:name="T77" style:family="text">
      <style:text-properties style:font-name="DejaVu Sans" fo:font-style="italic" fo:font-weight="normal" officeooo:rsid="00231f8d" fo:background-color="#ffff00" loext:char-shading-value="0" style:font-style-asian="italic" style:font-weight-asian="normal" style:font-style-complex="italic" style:font-weight-complex="normal"/>
    </style:style>
    <style:style style:name="T78" style:family="text">
      <style:text-properties style:font-name="DejaVu Sans" fo:font-style="italic" style:font-style-asian="italic" style:font-style-complex="italic"/>
    </style:style>
    <style:style style:name="T79" style:family="text">
      <style:text-properties style:font-name="DejaVu Sans" fo:font-size="13pt" fo:font-style="normal" fo:font-weight="bold" style:font-size-asian="13pt" style:font-style-asian="normal" style:font-weight-asian="bold" style:font-size-complex="13pt" style:font-style-complex="normal" style:font-weight-complex="bold"/>
    </style:style>
    <style:style style:name="T80" style:family="text">
      <style:text-properties style:font-name="DejaVu Sans" fo:font-size="13pt" fo:font-style="normal" fo:font-weight="bold" officeooo:rsid="003e8ed0" style:font-size-asian="13pt" style:font-style-asian="normal" style:font-weight-asian="bold" style:font-size-complex="13pt" style:font-style-complex="normal" style:font-weight-complex="bold"/>
    </style:style>
    <style:style style:name="T81" style:family="text">
      <style:text-properties style:font-name="DejaVu Sans" fo:font-size="13pt" fo:font-style="normal" fo:font-weight="bold" officeooo:rsid="001b9b81" style:font-size-asian="13pt" style:font-style-asian="normal" style:font-weight-asian="bold" style:font-size-complex="13pt" style:font-style-complex="normal" style:font-weight-complex="bold"/>
    </style:style>
    <style:style style:name="T82" style:family="text">
      <style:text-properties style:font-name="DejaVu Sans" fo:font-size="13pt" fo:font-style="italic" fo:font-weight="bold" style:font-size-asian="13pt" style:font-style-asian="italic" style:font-weight-asian="bold" style:font-size-complex="13pt" style:font-style-complex="italic" style:font-weight-complex="bold"/>
    </style:style>
    <style:style style:name="T8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DejaVu Sans"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85" style:family="text">
      <style:text-properties style:font-name="DejaVu Sans"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86" style:family="text">
      <style:text-properties style:font-name="DejaVu Sans" fo:font-size="12pt" fo:font-weight="normal" style:font-size-asian="12pt" style:font-weight-asian="normal" style:font-size-complex="12pt" style:font-weight-complex="normal"/>
    </style:style>
    <style:style style:name="T87" style:family="text">
      <style:text-properties style:font-name="DejaVu Sans" fo:font-size="12pt" fo:font-weight="normal" fo:background-color="#ffff00" loext:char-shading-value="0" style:font-size-asian="12pt" style:font-weight-asian="normal" style:font-size-complex="12pt" style:font-weight-complex="normal"/>
    </style:style>
    <style:style style:name="T88" style:family="text">
      <style:text-properties style:font-name="DejaVu Sans" fo:font-size="12pt" fo:font-weight="normal" fo:background-color="#ffff00" loext:char-shading-value="0" style:font-size-asian="12pt" style:font-weight-asian="normal" style:font-size-complex="12pt" style:font-weight-complex="normal"/>
    </style:style>
    <style:style style:name="T89" style:family="text">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T90" style:family="text">
      <style:text-properties style:font-name="DejaVu Sans" fo:font-size="12pt" fo:letter-spacing="normal" fo:font-style="normal" fo:font-weight="normal" style:font-size-asian="12pt" style:font-style-asian="normal" style:font-weight-asian="normal" style:font-size-complex="12pt" style:font-style-complex="normal" style:font-weight-complex="normal"/>
    </style:style>
    <style:style style:name="T91" style:family="text">
      <style:text-properties style:font-name="DejaVu Sans" fo:font-size="12pt" fo:letter-spacing="normal" fo:font-weight="normal" style:font-size-asian="12pt" style:font-weight-asian="normal" style:font-size-complex="12pt" style:font-weight-complex="normal"/>
    </style:style>
    <style:style style:name="T92" style:family="text">
      <style:text-properties style:font-name="DejaVu Sans" fo:font-size="12pt" fo:letter-spacing="-0.007cm" fo:font-style="normal" fo:font-weight="normal" style:font-size-asian="12pt" style:font-style-asian="normal" style:font-weight-asian="normal" style:font-size-complex="12pt" style:font-style-complex="normal" style:font-weight-complex="normal"/>
    </style:style>
    <style:style style:name="T93" style:family="text">
      <style:text-properties style:font-name="DejaVu Sans" officeooo:rsid="00358b24"/>
    </style:style>
    <style:style style:name="T94" style:family="text">
      <style:text-properties style:font-name="DejaVu Sans" fo:letter-spacing="-0.007cm"/>
    </style:style>
    <style:style style:name="T95" style:family="text">
      <style:text-properties style:font-name="DejaVu Sans" fo:letter-spacing="-0.007cm" fo:background-color="#ffff00" loext:char-shading-value="0"/>
    </style:style>
    <style:style style:name="T96" style:family="text">
      <style:text-properties style:font-name="DejaVu Sans" fo:letter-spacing="-0.007cm" fo:background-color="#ffff00" loext:char-shading-value="0"/>
    </style:style>
    <style:style style:name="T97" style:family="text">
      <style:text-properties style:font-name="DejaVu Sans" fo:letter-spacing="-0.004cm"/>
    </style:style>
    <style:style style:name="T98" style:family="text">
      <style:text-properties style:font-name="DejaVu Sans" fo:font-weight="bold" style:font-weight-asian="bold" style:font-weight-complex="bold"/>
    </style:style>
    <style:style style:name="T99" style:family="text">
      <style:text-properties style:font-name="DejaVu Sans" fo:font-weight="bold" officeooo:rsid="001e1059" style:font-weight-asian="bold" style:font-weight-complex="bold"/>
    </style:style>
    <style:style style:name="T100" style:family="text">
      <style:text-properties style:font-name="DejaVu Sans" fo:font-weight="bold" officeooo:rsid="002fe730" style:font-weight-asian="bold" style:font-weight-complex="bold"/>
    </style:style>
    <style:style style:name="T101" style:family="text">
      <style:text-properties style:font-name="DejaVu Sans" fo:font-size="15pt" fo:font-weight="bold" officeooo:rsid="002fe730" style:font-size-asian="15pt" style:font-weight-asian="bold" style:font-size-complex="15pt" style:font-weight-complex="bold"/>
    </style:style>
    <style:style style:name="T102" style:family="text">
      <style:text-properties style:font-name="DejaVu Sans" fo:font-size="15pt" fo:font-style="normal" fo:font-weight="bold" officeooo:rsid="002fe730" style:font-size-asian="15pt" style:font-style-asian="normal" style:font-weight-asian="bold" style:font-size-complex="15pt" style:font-style-complex="normal" style:font-weight-complex="bold"/>
    </style:style>
    <style:style style:name="T103" style:family="text">
      <style:text-properties style:font-name="DejaVu Sans" officeooo:rsid="001d1675"/>
    </style:style>
    <style:style style:name="T104" style:family="text">
      <style:text-properties style:font-name="DejaVu Sans" fo:font-size="11pt" fo:font-style="normal" fo:font-weight="normal" style:font-size-asian="11pt" style:font-style-asian="normal" style:font-weight-asian="normal" style:font-size-complex="11pt" style:font-style-complex="normal" style:font-weight-complex="normal"/>
    </style:style>
    <style:style style:name="T105" style:family="text">
      <style:text-properties style:font-name="DejaVu Sans" fo:font-size="11pt" fo:font-weight="normal" style:font-size-asian="11pt" style:font-weight-asian="normal" style:font-size-complex="11pt" style:font-weight-complex="normal"/>
    </style:style>
    <style:style style:name="T106" style:family="text">
      <style:text-properties style:font-name="DejaVu Sans" fo:background-color="#ffff00" loext:char-shading-value="0"/>
    </style:style>
    <style:style style:name="T107" style:family="text">
      <style:text-properties style:font-name="DejaVu Sans" fo:background-color="#ffff00" loext:char-shading-value="0"/>
    </style:style>
    <style:style style:name="T108" style:family="text">
      <style:text-properties fo:color="#c9211e" loext:opacity="100%" fo:font-weight="bold" style:font-weight-asian="bold" style:font-weight-complex="bold"/>
    </style:style>
    <style:style style:name="T109" style:family="text">
      <style:text-properties officeooo:rsid="003c2e3a"/>
    </style:style>
    <style:style style:name="T110" style:family="text">
      <style:text-properties fo:background-color="#ffff00" loext:char-shading-value="0"/>
    </style:style>
    <style:style style:name="T111" style:family="text">
      <style:text-properties fo:background-color="#ffff00" loext:char-shading-value="0"/>
    </style:style>
    <style:style style:name="T112" style:family="text">
      <style:text-properties officeooo:rsid="0021f386" fo:background-color="#ffff00" loext:char-shading-value="0"/>
    </style:style>
    <style:style style:name="T113" style:family="text">
      <style:text-properties officeooo:rsid="0021f386" fo:background-color="#ffff00" loext:char-shading-value="0"/>
    </style:style>
    <style:style style:name="T114" style:family="text">
      <style:text-properties officeooo:rsid="00229edc" fo:background-color="#ffff00" loext:char-shading-value="0"/>
    </style:style>
    <style:style style:name="T115" style:family="text">
      <style:text-properties officeooo:rsid="00229edc" fo:background-color="#ffff00" loext:char-shading-value="0"/>
    </style:style>
    <style:style style:name="T116"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paragraph" svg:x="-1.42cm" svg:y="-1.256cm" svg:width="2.275cm" svg:height="0.794cm" draw:z-index="0"><draw:image xlink:href="Pictures/10000000000000560000001EC7A902C5CA082181.png" xlink:type="simple" xlink:show="embed" xlink:actuate="onLoad" draw:mime-type="image/png"/></draw:frame>SYNTHÈSE</text:p>
      <text:p text:style-name="P20"><text:span text:style-name="T46">Vous ferez une synthèse objective, concise </text:span><text:span text:style-name="T48">mais précise </text:span><text:span text:style-name="T46">et ordonnée des </text:span><text:span text:style-name="T47">cinq</text:span><text:span text:style-name="T46"> documents suivants concernant TIC</text:span><text:span text:style-name="T46"><text:note text:id="ftn1" text:note-class="footnote"><text:note-citation>1</text:note-citation><text:note-body><text:p text:style-name="Footnote">Technologies de l’information et de la communication. On parle aussi de NTIC (nouvelles technologies de l’information et de la communication). Ces acronymes désignent <text:span text:style-name="T108">l’ensemble de technologies liées aux médias, à l’informatique et à l’Internet</text:span>, et qui sont<text:span text:style-name="T24"> utilisées pour créer, diffuser, partager, consulter ou stocker des informations</text:span>. On peut donc qualifier de TIC, toute technologie connectée ou non permettant d’accéder à un moment donné à une information numérique renouvelée. On peut donc considérer que le web et tout son écosystème sont des succursales à part entière des TIC.<text:line-break/>Si depuis un certain nombre d’années, le monde de l’information et de la communication n’est plus un ensemble cohérent – il n’y a ainsi plus grand-chose de commun entre les entreprises qui proposent des infrastructures cloud et des opérateurs de réseaux sociaux tels Facebook –, le terme TIC continue néanmoins à être utilisé.</text:p></text:note-body></text:note></text:span><text:span text:style-name="T46"> (technologies de l’information et de la communication) et façon de penser. Dans une brève conclusion, vous donnerez votre point de vue sur la question.</text:span></text:p>
      <text:p text:style-name="P21"><text:span text:style-name="T46">A</text:span><text:span text:style-name="T45">vant de rédiger votre synthèse vous énoncerez la thèse de chacun des cinq textes.</text:span></text:p>
      <text:p text:style-name="P18">Remarque <text:span text:style-name="T49">1</text:span> : vous pouvez vous servir des notes pour rédiger votre synthèse.</text:p>
      <text:p text:style-name="P19">Remarque 2 : il faut au moins quatre pages manuscrites pour faire une synthèse précise.</text:p>
      <text:p text:style-name="P17"/>
      <text:p text:style-name="P23"><text:span text:style-name="T49">L</text:span>es documents sont classés par ordre chronologiqu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6"><text:a xlink:type="simple" xlink:href="#__RefHeading___Toc2377_1216280389" text:style-name="Index_20_Link" text:visited-style-name="Index_20_Link">1 « Vers de nouvelles manières de lire »<text:tab/>2</text:a></text:p>
          <text:p text:style-name="P36"><text:a xlink:type="simple" xlink:href="#__RefHeading___Toc2379_1216280389" text:style-name="Index_20_Link" text:visited-style-name="Index_20_Link">2 « Je lis sur le Web, donc je pense autrement »<text:tab/>3</text:a></text:p>
          <text:p text:style-name="P37"><text:a xlink:type="simple" xlink:href="#__RefHeading___Toc2381_1216280389" text:style-name="Index_20_Link" text:visited-style-name="Index_20_Link">Google et Platon<text:tab/>4</text:a></text:p>
          <text:p text:style-name="P37"><text:a xlink:type="simple" xlink:href="#__RefHeading___Toc2383_1216280389" text:style-name="Index_20_Link" text:visited-style-name="Index_20_Link">« Lecteur profond »<text:tab/>5</text:a></text:p>
          <text:p text:style-name="P37"><text:a xlink:type="simple" xlink:href="#__RefHeading___Toc2385_1216280389" text:style-name="Index_20_Link" text:visited-style-name="Index_20_Link">Comme un saumon à l’agonie<text:tab/>5</text:a></text:p>
          <text:p text:style-name="P37"><text:a xlink:type="simple" xlink:href="#__RefHeading___Toc2387_1216280389" text:style-name="Index_20_Link" text:visited-style-name="Index_20_Link">Mots-croisés<text:tab/>6</text:a></text:p>
          <text:p text:style-name="P37"><text:a xlink:type="simple" xlink:href="#__RefHeading___Toc1588_1254010665" text:style-name="Index_20_Link" text:visited-style-name="Index_20_Link">Consommation distraite<text:tab/>6</text:a></text:p>
          <text:p text:style-name="P37"><text:a xlink:type="simple" xlink:href="#__RefHeading___Toc1590_1254010665" text:style-name="Index_20_Link" text:visited-style-name="Index_20_Link">Fin d’un règne<text:tab/>6</text:a></text:p>
          <text:p text:style-name="P37"><text:a xlink:type="simple" xlink:href="#__RefHeading___Toc2393_1216280389" text:style-name="Index_20_Link" text:visited-style-name="Index_20_Link">Deux réactions à l’article de </text:a><text:a xlink:type="simple" xlink:href="#__RefHeading___Toc2393_1216280389" text:style-name="Index_20_Link" text:visited-style-name="Index_20_Link">Michael Agger</text:a><text:a xlink:type="simple" xlink:href="#__RefHeading___Toc2393_1216280389" text:style-name="Index_20_Link" text:visited-style-name="Index_20_Link"><text:tab/>7</text:a></text:p>
          <text:p text:style-name="P38"><text:a xlink:type="simple" xlink:href="#__RefHeading___Toc2395_1216280389" text:style-name="Index_20_Link" text:visited-style-name="Index_20_Link">Idem pour la narration cinématographique (soumis par Fabb, le 28 juin 2010)<text:tab/>7</text:a></text:p>
          <text:p text:style-name="P38"><text:a xlink:type="simple" xlink:href="#__RefHeading___Toc2397_1216280389" text:style-name="Index_20_Link" text:visited-style-name="Index_20_Link">Retour à l’humanisme (soumis par mathieuperona, le 8 février 2011)<text:tab/>7</text:a></text:p>
          <text:p text:style-name="P36"><text:a xlink:type="simple" xlink:href="#__RefHeading___Toc2399_1216280389" text:style-name="Index_20_Link" text:visited-style-name="Index_20_Link">3 « Pour en finir avec le multitasking, débranchez ! »<text:tab/>8</text:a></text:p>
          <text:p text:style-name="P37"><text:a xlink:type="simple" xlink:href="#__RefHeading___Toc2401_1216280389" text:style-name="Index_20_Link" text:visited-style-name="Index_20_Link">Dans la réaction aux infos plutôt que dans l’analyse<text:tab/>9</text:a></text:p>
          <text:p text:style-name="P37"><text:a xlink:type="simple" xlink:href="#__RefHeading___Toc2403_1216280389" text:style-name="Index_20_Link" text:visited-style-name="Index_20_Link">Face aux tâches longues, le réflexe de remettre à plus tard<text:tab/>9</text:a></text:p>
          <text:p text:style-name="P37"><text:a xlink:type="simple" xlink:href="#__RefHeading___Toc2405_1216280389" text:style-name="Index_20_Link" text:visited-style-name="Index_20_Link">Ordinateur<text:tab/>9</text:a></text:p>
          <text:p text:style-name="P36"><text:a xlink:type="simple" xlink:href="#__RefHeading___Toc2407_1216280389" text:style-name="Index_20_Link" text:visited-style-name="Index_20_Link">4 « La sérendipité sur Internet : égarement documentaire ou recherche créatrice ? »<text:tab/>10</text:a></text:p>
          <text:p text:style-name="P36"><text:a xlink:type="simple" xlink:href="#__RefHeading___Toc2409_1216280389" text:style-name="Index_20_Link" text:visited-style-name="Index_20_Link">5 « Wikipédia, dernier bastion de la sérendipité sur Internet »<text:tab/>11</text:a></text:p>
        </text:index-body>
      </text:table-of-content>
      <text:h text:style-name="P39" text:outline-level="1" text:is-list-header="true"/>
      <text:h text:style-name="P40" text:outline-level="1"><text:bookmark-start text:name="__RefHeading___Toc2377_1216280389"/>« Vers de nouvelles manières de lire »<text:bookmark-end text:name="__RefHeading___Toc2377_1216280389"/></text:h>
      <text:p text:style-name="P12"><text:bookmark-start text:name="__RefHeading___Toc2421_1216280389"/>Extraits de l’article d’Hubert Guillaud pour Internet actu, le 31/03/2009<text:bookmark-end text:name="__RefHeading___Toc2421_1216280389"/></text:p>
      <text:p text:style-name="P3"><text:span text:style-name="Strong_20_Emphasis"><text:span text:style-name="T53">Comme le résume bien le philosophe Larry Sanger – en réponse à l’inquiétude de Nic</text:span></text:span><text:span text:style-name="Strong_20_Emphasis"><text:span text:style-name="T54">h</text:span></text:span><text:span text:style-name="Strong_20_Emphasis"><text:span text:style-name="T53">olas Carr</text:span></text:span><text:span text:style-name="Strong_20_Emphasis"><text:span text:style-name="T53"><text:note text:id="ftn2" text:note-class="footnote"><text:note-citation>2</text:note-citation><text:note-body><text:p text:style-name="P7"><text:span text:style-name="T13">Nicholas G. Carr (né aux États-Unis en 1959) a publié des livres sur la technologie, les affaires et la culture. </text:span><text:span text:style-name="T19">Depuis 2004, il est mondialement connu pour ses essais analysant la course historique de l’Internet. </text:span><text:span text:style-name="T2">Does IT Matter</text:span><text:span text:style-name="T19"> (« Est-ce que les technologies de l’information comptent ? ») a soulevé l’idée que les technologies de l’information tendaient à devenir courantes et que leur importance stratégique s’en ressentait. L’idée d’une relative banalisation des technologies de l’information suscita alors un tollé de la part de plusieurs acteurs clés du web. Une vision pénétrante du web qu’il poursuivit avec un article intitulé « La fin de l’informatique d’organisation », dans la MIT </text:span><text:span text:style-name="T2">Sloan Management Review</text:span><text:span text:style-name="T19">, qui annonçait une bonne partie de ce qui est aujourd’hui connu comme « l’informatique dans les nuages » (le </text:span><text:span text:style-name="T2">cloud computing</text:span><text:span text:style-name="T19">). En 2008, dans </text:span><text:span text:style-name="T3">The Atlantis</text:span><text:span text:style-name="T13">, il a publié un article intitulé « </text:span><text:span text:style-name="T3">Is Google Making Us Stupid ?</text:span><text:span text:style-name="T13"> ». L’article était très critique envers les effets d’Internet sur la connaissance ; il a été très lu et critiqué par les médias et la blogosphère. Son livre </text:span><text:span text:style-name="T3">The Shallows : What the Internet is Doing to Our Brains</text:span><text:span text:style-name="T13">, publié en 2010, reprend le thème de la transformation de nos esprits par l’utilisation d’Internet. Ce livre a été salué par la critique.</text:span></text:p></text:note-body></text:note></text:span></text:span><text:span text:style-name="Strong_20_Emphasis"><text:span text:style-name="T53"> se plaignant d’être devenu incapable de lire des documents longs à force de parcourir des formes courtes sur le web –, </text:span></text:span><text:span text:style-name="Strong_20_Emphasis"><text:span text:style-name="T60">si nous ne sommes plus capables de lire des livres, ce n’est pas à cause d’un déterminisme technologique, mais uniquement à cause d’un manque de volonté personnelle.</text:span></text:span><text:span text:style-name="Strong_20_Emphasis"><text:span text:style-name="T53"> La question est alors de savoir : le média a-t-il un impact sur notre capacité de concentration ? […]</text:span></text:span></text:p>
      <text:p text:style-name="P3"><text:span text:style-name="Strong_20_Emphasis"><text:span text:style-name="T53">L</text:span></text:span><text:span text:style-name="Strong_20_Emphasis"><text:span text:style-name="T62">es neuroscientifiques de l’université de Californie ont comparé le cerveau lors de recherches sur Internet et lors de lectures traditionnelles. Les deux stimulent les mêmes zones du cerveau, mais la consultation d’Internet stimule aussi des zones liées à la prise de décisions ou au raisonnement complexe</text:span></text:span><text:span text:style-name="Strong_20_Emphasis"><text:span text:style-name="T55">. Mais ce résultat ne signifie en rien que l’assimilation et la compréhension des informations soient meilleures pour les internautes.</text:span></text:span></text:p>
      <text:p text:style-name="P25"><text:span text:style-name="Strong_20_Emphasis"><text:span text:style-name="T55">D’un point de vue neuroscientifique, explique le professeur Laurent Cohen de l’Unité de neuroimagerie cognitive de l’Inserm, auteur de </text:span></text:span><text:span text:style-name="Emphasis"><text:span text:style-name="T55">L’homme thermomètre</text:span></text:span><text:span text:style-name="Strong_20_Emphasis"><text:span text:style-name="T55"> et de </text:span></text:span><text:span text:style-name="Emphasis"><text:span text:style-name="T55">Pourquoi les chimpanzés ne parlent pas</text:span></text:span><text:span text:style-name="Strong_20_Emphasis"><text:span text:style-name="T55">, </text:span></text:span><text:span text:style-name="Strong_20_Emphasis"><text:span text:style-name="T66">« </text:span></text:span><text:span text:style-name="Emphasis"><text:span text:style-name="T74">le support ne </text:span></text:span><text:span text:style-name="Emphasis"><text:span text:style-name="T75">crée</text:span></text:span><text:span text:style-name="Emphasis"><text:span text:style-name="T74"> pas beaucoup de différences au niveau visuel</text:span></text:span><text:span text:style-name="Emphasis"><text:span text:style-name="T66"> ».</text:span></text:span><text:span text:style-name="Strong_20_Emphasis"><text:span text:style-name="T66"> Tec</text:span></text:span><text:span text:style-name="Strong_20_Emphasis"><text:span text:style-name="T55">hniquement parlant, c’est-à-dire du point de vue des capacités de lecture, l’écran ou le papier ne changent rien au processus de la lecture, si l’on prend le même texte proposé d’une manière brute sur l’un ou l’autre support. Les caractéristiques physiques du livre génèrent certaines habitudes de lecture, mais rien que l’évolution des supports ne puisse demain faire évoluer, </text:span></text:span><text:span text:style-name="Strong_20_Emphasis"><text:span text:style-name="T56">précise</text:span></text:span><text:span text:style-name="Strong_20_Emphasis"><text:span text:style-name="T55"> le collègue du professeur Stanislas Dehaene</text:span></text:span><text:span text:style-name="Strong_20_Emphasis"><text:span text:style-name="T55"><text:note text:id="ftn3" text:note-class="footnote"><text:note-citation>3</text:note-citation><text:note-body><text:p text:style-name="Footnote">Stanislas Dehaene est un psychologue cognitiviste et neuroscientifique français né <text:span text:style-name="T51">en</text:span> 1965. Ses travaux portent sur les représentations mathématiques (numération, géométrie), la lecture et le langage, et la conscience. <text:span text:style-name="T51">Depuis 2018,</text:span> il préside le conseil scientifique de l'Éducation nationale <text:span text:style-name="T51">qui</text:span> est chargé d'éclairer <text:span text:style-name="T51">les</text:span> décisions <text:span text:style-name="T51">du Ministre de l’Éducation nationale </text:span>concernant les apprentissages et la pédagogie en s'appuyant sur les travaux scientifiques nationaux et internationaux.</text:p></text:note-body></text:note></text:span></text:span><text:span text:style-name="Strong_20_Emphasis"><text:span text:style-name="T55">, l’auteur des </text:span></text:span><text:span text:style-name="Emphasis"><text:span text:style-name="T55">Neurones de la lecture</text:span></text:span><text:span text:style-name="Strong_20_Emphasis"><text:span text:style-name="T55">. </text:span></text:span><text:span text:style-name="Strong_20_Emphasis"><text:span text:style-name="T61">Bien sûr, l’écran de nos ordinateurs a tendance à générer des « </text:span></text:span><text:span text:style-name="Strong_20_Emphasis"><text:span text:style-name="T77">distractions exogènes</text:span></text:span><text:span text:style-name="Strong_20_Emphasis"><text:span text:style-name="T61"><text:note text:id="ftn4" text:note-class="footnote"><text:note-citation>4</text:note-citation><text:note-body><text:p text:style-name="P26">Qualifie ce qui provient de l’extérieur.</text:p></text:note-body></text:note></text:span></text:span><text:span text:style-name="Strong_20_Emphasis"><text:span text:style-name="T61"> » qui demandent un effort cognitif plus important pour rester focalisé sur un sujet ou un texte</text:span></text:span><text:span text:style-name="Strong_20_Emphasis"><text:span text:style-name="T55">. </text:span></text:span><text:span text:style-name="Strong_20_Emphasis"><text:span text:style-name="T62">Mais ce n’est pas le support en tant que tel qui est en cause, mais bien les distractions qu’il génère</text:span></text:span><text:span text:style-name="Strong_20_Emphasis"><text:span text:style-name="T55">. </text:span></text:span><text:span text:style-name="Strong_20_Emphasis"><text:span text:style-name="T61">Ce n’est pas lire à l’écran qui nous perturbe : c’est lire connecté, lire en réseau. </text:span></text:span><text:span text:style-name="Strong_20_Emphasis"><text:span text:style-name="T55">L’écrivain de </text:span></text:span><text:span text:style-name="Strong_20_Emphasis"><text:span text:style-name="T57">s</text:span></text:span><text:span text:style-name="Strong_20_Emphasis"><text:span text:style-name="T55">cience-</text:span></text:span><text:span text:style-name="Strong_20_Emphasis"><text:span text:style-name="T57">f</text:span></text:span><text:span text:style-name="Strong_20_Emphasis"><text:span text:style-name="T55">iction Cory Doctorow, pourtant blogueur prolixe sur l’un des blogs américains les plus lus, BoingBoing, l’a bien compris, quand il donne ses conseils pour écrire à l’ère de la connexion permanente : c’est la connectivité qui nous distrait !</text:span></text:span><text:span text:style-name="Strong_20_Emphasis"><text:span text:style-name="T64"> Ce sont les distractions que le réseau et les outils numériques facilitent, parce qu’elles favorisent des micro-interactions constantes, des mises à jour continues… L’ordinateur nous conduit à être multitâches</text:span></text:span><text:span text:style-name="Strong_20_Emphasis"><text:span text:style-name="T61">,</text:span></text:span><text:span text:style-name="Strong_20_Emphasis"><text:span text:style-name="T55"> comme on l’entend souvent, désignant par là même non pas la capacité à faire tout en même temps, mais à accomplir de multiples tâches qui cognitivement demandent peu d’attention comme l’explique clairement Christine Rosen, </text:span></text:span><text:span text:style-name="Strong_20_Emphasis"><text:span text:style-name="T57">journaliste à </text:span></text:span><text:span text:style-name="Strong_20_Emphasis"><text:span text:style-name="T76">The New Atlantis</text:span></text:span><text:span text:style-name="Strong_20_Emphasis"><text:span text:style-name="T55">. Appuyer sur un bouton pour relever ses mails, consulter son agrégateur d’information, sa </text:span></text:span><text:soft-page-break/><text:span text:style-name="Strong_20_Emphasis"><text:span text:style-name="T55">messagerie instantanée en même temps et avoir plusieurs pages web ouvertes est devenu courant. </text:span></text:span><text:span text:style-name="Strong_20_Emphasis"><text:span text:style-name="T62">Avec tous les outils qui nous entourent, les sollicitations sont constantes, et il faut reconnaître qu’il est facile de se perdre en surfant, alors qu’on avait commencé par vouloir lire un texte un peu long et qu’une recherche pour éclaircir un point nous a fait oublier notre objectif initial.</text:span></text:span><text:span text:style-name="Strong_20_Emphasis"><text:span text:style-name="T55"> </text:span></text:span><text:span text:style-name="Strong_20_Emphasis"><text:span text:style-name="T58">[…]</text:span></text:span></text:p>
      <text:p text:style-name="P10">Les premières études sur les usages des livres électroniques montrent bien qu’on ne les utilise pas de la même façon que les livres papier. On pioche plus facilement des passages ou des chapitres plutôt que d’avoir une lecture linéaire. Sans compter qu’on n’a pas les mêmes usages selon les types de contenus qu’on consulte : on a plutôt tendance à télécharger certaines formes littéraires et à accéder en ligne à d’autres, comme l’expliquaient certains des spécialistes du secteur à la conférence TOC<text:note text:id="ftn5" text:note-class="footnote"><text:note-citation>5</text:note-citation><text:note-body><text:p text:style-name="P27">Tendances concernant les livres électroniques (<text:span text:style-name="T1">Tools of change for publishing</text:span>).</text:p></text:note-body></text:note> 2009.</text:p>
      <text:p text:style-name="P10">Sous forme électronique, la lecture linéaire n’est plus le seul mode d’accès aux contenus. Au contraire, le passage à l’électronique « augmente » le livre. On peut interroger les contenus, aller chercher ce qu’ils renferment, établir des interactions documentaires en croisant des contenus de natures différentes… L’électronique favorise des accès partiels certes, mais il ne faut peut-être pas les entendre comme une régression, mais bien comme le développement d’un autre mode de lecture. Le changement de paradigme<text:note text:id="ftn6" text:note-class="footnote"><text:note-citation>6</text:note-citation><text:note-body><text:p text:style-name="P28">Un paradigme est une représentation du monde, une manière de voir les choses, un modèle cohérent de vision du monde qui repose sur une base définie.</text:p></text:note-body></text:note> que suppose le livre électronique ne signifie peut-être pas un accès partout, en tous lieu<text:span text:style-name="T21">x</text:span>, à tout moment, sur un mode plutôt linéaire (comme le propose le livre papier), mais ouvre de nouveaux contrats de lectures, de nouveaux modes d’accès aux contenus, dont la recherche documentaire et donc l’accès partiel est certainement le mode appelé le plus à progresser.</text:p>
      <text:p text:style-name="P1"><text:span text:style-name="Strong_20_Emphasis"><text:span text:style-name="T55">Assurément, à l’heure de l’électronique, le rapport à l’information, à ce que nous lisons est différent, parce que la posture de lecture est différente. Avec le livre, je lis, je suis dans un moment à part, j’absorbe l’information. Avec les écrans, ou avec un livre électronique, bien souvent, je lis et écris, ou je lis et communique. La posture de lecture n’est pas exactement la même. Nous accédons à de nouvelles manières de lire, qui brouillent les questions de lecture, nos façon</text:span></text:span><text:span text:style-name="Strong_20_Emphasis"><text:span text:style-name="T59">s</text:span></text:span><text:span text:style-name="Strong_20_Emphasis"><text:span text:style-name="T55"> de les mesurer et de les comptabiliser.</text:span></text:span></text:p>
      <text:h text:style-name="P41" text:outline-level="1"><text:bookmark-start text:name="__RefHeading___Toc2379_1216280389"/>« <text:bookmark-start text:name="__DdeLink__2231_5656422"/>Je lis sur le Web, donc je pense autrement »<text:bookmark-end text:name="__RefHeading___Toc2379_1216280389"/><text:bookmark-end text:name="__DdeLink__2231_5656422"/></text:h>
      <text:p text:style-name="P2"><text:bookmark-start text:name="__RefHeading___Toc2423_1216280389"/><text:span text:style-name="Emphasis"><text:span text:style-name="T80">Par </text:span></text:span><text:span text:style-name="Emphasis"><text:span text:style-name="T79">Michael Agger, </text:span></text:span><text:span text:style-name="Emphasis"><text:span text:style-name="T80">pour</text:span></text:span><text:span text:style-name="Emphasis"><text:span text:style-name="T79"> </text:span></text:span><text:span text:style-name="Emphasis"><text:span text:style-name="T82">Slate.com</text:span></text:span><text:span text:style-name="Emphasis"><text:span text:style-name="T79"> (traduit par Peggy Sastre), </text:span></text:span><text:span text:style-name="Emphasis"><text:span text:style-name="T81">j</text:span></text:span><text:span text:style-name="Emphasis"><text:span text:style-name="T79">uin 2010</text:span></text:span><text:bookmark-end text:name="__RefHeading___Toc2423_1216280389"/></text:p>
      <text:p text:style-name="P5"><text:span text:style-name="Emphasis"><text:span text:style-name="T83">Avec son nouveau livre </text:span></text:span><text:bookmark text:name="u2wz32"/><text:span text:style-name="Emphasis"><text:span text:style-name="T86">The Shallows</text:span></text:span><text:span text:style-name="Strong_20_Emphasis"><text:span text:style-name="T83"> (</text:span></text:span><text:span text:style-name="Emphasis"><text:span text:style-name="T89">les bas-fonds</text:span></text:span><text:span text:style-name="Emphasis"><text:span text:style-name="T83">), Nicholas Carr a rédigé le </text:span></text:span><text:bookmark text:name="thnp33"/><text:span text:style-name="Emphasis"><text:span text:style-name="T86">Printemps Silencieux</text:span></text:span><text:span text:style-name="Emphasis"><text:span text:style-name="T86"><text:note text:id="ftn7" text:note-class="footnote"><text:note-citation>7</text:note-citation><text:note-body><text:p text:style-name="P6"><text:span text:style-name="T1">Printemps silencieux (Silent Spring</text:span>), écrit par la biologiste Rachel Carson et publié aux États-Unis en 1962, a contribué à lancer le mouvement écologiste dans le monde occidental et provoqué une prise de conscience du public des problèmes liés aux pesticides et à la pollution de l’environnement. Il a contribué à l’interdiction du pesticide DDT aux États-Unis en 1972.</text:p></text:note-body></text:note></text:span></text:span><text:span text:style-name="Emphasis"><text:span text:style-name="T83"> de la pensée de l’écrit. Il débute par un sentiment partagé par beaucoup de ceux qui ont passé la dernière décennie en ligne. « </text:span></text:span><text:span text:style-name="Emphasis"><text:span text:style-name="T88">Je ne pense plus de la même façon qu’avant</text:span></text:span><text:span text:style-name="Emphasis"><text:span text:style-name="T86"> </text:span></text:span><text:span text:style-name="Emphasis"><text:span text:style-name="T83">», nous dit Carr. « </text:span></text:span><text:span text:style-name="Emphasis"><text:span text:style-name="T86">Je m’en rends le plus compte quand je lis. </text:span></text:span><text:span text:style-name="Emphasis"><text:span text:style-name="T83">» Il raconte l’agitation que lui procure un long texte. Comme d’autres, </text:span></text:span><text:span text:style-name="Emphasis"><text:span text:style-name="T85">il soupçonne l’Internet d’avoir détruit sa capacité à lire en profondeur</text:span></text:span><text:span text:style-name="Emphasis"><text:span text:style-name="T83">. « </text:span></text:span><text:span text:style-name="Emphasis"><text:span text:style-name="T86">Mon cerveau</text:span></text:span><text:span text:style-name="Emphasis"><text:span text:style-name="T83">, écrit-il, </text:span></text:span><text:span text:style-name="Emphasis"><text:span text:style-name="T86">n’était pas seulement à la dérive. Il était affamé. Il demandait à être nourri de la même façon que le nourrit le Net </text:span></text:span><text:span text:style-name="Emphasis"><text:span text:style-name="T83">»</text:span></text:span><text:span text:style-name="Emphasis"><text:span text:style-name="T83"><text:note text:id="ftn8" text:note-class="footnote"><text:note-citation>8</text:note-citation><text:note-body><text:p text:style-name="P29"><text:span text:style-name="Strong_20_Emphasis"><text:span text:style-name="T65">Hubert Guillaud, « Nouveau support, nouvelle culture », 2009 : </text:span></text:span><text:span text:style-name="Strong_20_Emphasis"><text:span text:style-name="T66">« Pour l’inventeur Daniel Hillis, « </text:span></text:span><text:span text:style-name="Emphasis"><text:span text:style-name="T74">le flot qui nous noie est le flux d’information, une métaphore si courante que nous avons cessé de l’interroger. </text:span></text:span><text:span text:style-name="Emphasis"><text:span text:style-name="T73">[</text:span></text:span><text:span text:style-name="Emphasis"><text:span text:style-name="T74">…</text:span></text:span><text:span text:style-name="Emphasis"><text:span text:style-name="T73">]</text:span></text:span><text:span text:style-name="Emphasis"><text:span text:style-name="T74"> Cette métaphore est-elle une conséquence de l’avancée des technologies de la communication ? La marque de la puissance des médias ? Est-elle générée par notre faiblesse à recevoir l’information ? Toutes ces tendances sont réelles, mais je crois qu’elles n’en sont pas la cause. Elles sont les symptômes de situations difficiles. La rapidité de la communication, la puissance des médias et la superficialité de nos écrémages sont toutes les produits de notre insatiable besoin d’information. Nous ne voulons pas seulement plus, nous avons besoin de plus.</text:span></text:span><text:span text:style-name="Emphasis"><text:span text:style-name="T65">''</text:span></text:span><text:span text:style-name="Strong_20_Emphasis"><text:span text:style-name="T66"> Selon lui, si nous avons besoin de plus d’information, c’est parce que la technologie a détruit l’isolement dans lequel nous affrontions le monde, mais aussi parce que ce monde est devenu plus compliqué et que les ressources pour le décrire ont explosé. « </text:span></text:span><text:span text:style-name="Emphasis"><text:span text:style-name="T74">Nous avons besoin d’en savoir plus parce que nous avons à prendre plus de décisions : nous devons choisir notre propre religion, notre propre service de communication, notre propre service de santé.</text:span></text:span><text:span text:style-name="Emphasis"><text:span text:style-name="T66"> </text:span></text:span><text:span text:style-name="Strong_20_Emphasis"><text:span text:style-name="T74">Nous avons besoin d’en savoir plus pour être mieux connecté à notre environnement et mieux le comprendre. Notre monde nous demande d’être plus intelligent même si pour cela, il faut sacrifier la </text:span></text:span><text:span text:style-name="Strong_20_Emphasis"><text:span text:style-name="T73">“profondeur”</text:span></text:span><text:span text:style-name="Strong_20_Emphasis"><text:span text:style-name="T74"> de notre connaissance – pour autant que </text:span></text:span><text:span text:style-name="Strong_20_Emphasis"><text:span text:style-name="T73">le </text:span></text:span><text:span text:style-name="Strong_20_Emphasis"><text:span text:style-name="T74">livre donne plus de profondeur à la connaissance que le web, ce que beaucoup avancent mais que nul ne prouve</text:span></text:span><text:span text:style-name="Strong_20_Emphasis"><text:span text:style-name="T66">. »</text:span></text:span></text:p></text:note-body></text:note></text:span></text:span><text:span text:style-name="Emphasis"><text:span text:style-name="T83">.</text:span></text:span></text:p>
      <text:p text:style-name="P1"><text:soft-page-break/><text:span text:style-name="T52">Par la suite, néanmoins, Carr atteste de la main de maître avec laquelle il mène son cerveau et soumet admirablement son intuition à un examen approfondi</text:span><text:span text:style-name="T52"><text:note text:id="ftn9" text:note-class="footnote"><text:note-citation>9</text:note-citation><text:note-body><text:p text:style-name="P30"><text:span text:style-name="T22">Néanmoins, certaines voix critiques se sont fait entendre. Ainsi, le journaliste Luc Debraine a-t-il rappelé dans le journal suisse </text:span><text:span text:style-name="T4">Le Temps </text:span><text:span text:style-name="T14">: « </text:span><text:span text:style-name="T4">À</text:span><text:span text:style-name="Emphasis"><text:span text:style-name="T1"> chaque fois qu’apparaît un nouveau média, une nouvelle façon de distribuer le savoir et l’information, il se trouve quelqu’un pour crier à l’abêtissement des masses</text:span></text:span><text:span text:style-name="Emphasis"> »</text:span>.</text:p></text:note-body></text:note></text:span><text:span text:style-name="T52">. Il est bien conscient de son penchant alarmiste et</text:span><text:bookmark text:name="g1wi"/><text:span text:style-name="T52"> luddiste</text:span><text:span text:style-name="T52"><text:note text:id="ftn10" text:note-class="footnote"><text:note-citation>10</text:note-citation><text:note-body><text:p text:style-name="P6">Opposant à tout ou partie du progrès technologique.</text:p></text:note-body></text:note></text:span><text:span text:style-name="T52">, et fait un pas de côté pour mettre les choses en perspective. </text:span><text:span text:style-name="T107">L’Internet, observe-t-il, « </text:span><text:span text:style-name="Emphasis"><text:span text:style-name="T107">se comprend mieux en tant que dernier maillon d’une longue série d’outils ayant contribué à façonner l’esprit humain </text:span></text:span><text:span text:style-name="T107">».</text:span><text:span text:style-name="T52"> Il est comparable à d’autres « </text:span><text:span text:style-name="Emphasis"><text:span text:style-name="T52">technologies intellectuelles </text:span></text:span><text:span text:style-name="T52">» qui ont façonné nos activités et notre culture.</text:span></text:p>
      <text:h text:style-name="P43" text:outline-level="3"><text:bookmark-start text:name="__RefHeading___Toc2381_1216280389"/>Google et Platon<text:bookmark-end text:name="__RefHeading___Toc2381_1216280389"/></text:h>
      <text:p text:style-name="P5"><text:span text:style-name="T52">En mettant sur un pied d’égalité l’Internet avec l’impact de l’imprimerie, par exemple, Carr tente d’amener un peu plus loin l’argument </text:span><text:bookmark text:name="esip"/><text:span text:style-name="T93">de son article </text:span><text:span text:style-name="T52">« </text:span><text:span text:style-name="Emphasis"><text:span text:style-name="T72">Est-ce que Google nous rend idiot</text:span></text:span><text:span text:style-name="Emphasis"><text:span text:style-name="T71">s</text:span></text:span><text:span text:style-name="Emphasis"><text:span text:style-name="T67"> ? </text:span></text:span><text:span text:style-name="T52">». Ce Web est sismique. Il nous change définitivement d’une manière ou d’une autre. </text:span><text:span text:style-name="T107">Au lieu de débattre pour savoir s’il nous transforme en demeurés inattentifs ou en collectivités super-intelligentes, regardons d’abord l’histoire et voyons comment les humains se sont adaptés à des transitions comparables</text:span><text:span text:style-name="T52">. Ensuite, voyons si les nouveaux outils des neurosciences peuvent détecter un quelconque effet de cette phase actuelle.</text:span></text:p>
      <text:p text:style-name="P13"><text:span text:style-name="T110">Les inquiétudes que nous avons sur l’Internet, les anciens Grecs les avaient sur cette nouvelle technologie qu’était l’écriture.</text:span> Dans <text:span text:style-name="T1">La République</text:span>, Platon<text:note text:id="ftn11" text:note-class="footnote"><text:note-citation>11</text:note-citation><text:note-body><text:p text:style-name="Footnote">Platon (428/427 av. J.-C., 348/347 av. J.-C.) est un philosophe de la Grèce antique.</text:p></text:note-body></text:note> fait dire à Socrate<text:note text:id="ftn12" text:note-class="footnote"><text:note-citation>12</text:note-citation><text:note-body><text:p text:style-name="P6">Socrate (470-469 av. J.-C., 399 av. J.-C.) est un philosophe grec qui n’a laissé aucun écrit, mais sa pensée et réputation se sont transmises par des témoignages indirects, principalement par ses disciples Platon et Xénophon.</text:p></text:note-body></text:note>, dans un passage resté célèbre, que la poésie n’a pas sa place dans la Cité idéale. Comme l’explique Carr, cette attaque semble un peu tombée du ciel si vous ne comprenez pas que la poésie signifiait chez Platon la tradition orale de la pensée grecque. Des poèmes épiques, comme <text:span text:style-name="T1">L’Illiade</text:span><text:span text:style-name="T1"><text:note text:id="ftn13" text:note-class="footnote"><text:note-citation>13</text:note-citation><text:note-body><text:p text:style-name="P6"><text:span text:style-name="T1">L’Iliade</text:span> est une épopée attribuée à Homère, probablement composée entre 850 et 750 av. J.-C. Le thème est la guerre de Troie dans laquelle s’affrontent les Achéens venus de toute la Grèce et les Troyens et leurs alliés, chaque camp étant soutenu par diverses divinités et des figures comme Ajax, Hector ou Patrocle.</text:p></text:note-body></text:note></text:span>, étaient le moyen qu’avaient les Grecs pour préserver et transmettre le savoir d’une génération l’autre. Platon démontre comment la nouvelle technologie de l’écriture est supérieure parce qu’elle permet une transmission ordonnée et logique du savoir. Et vous n’avez pas à répéter les choses des centaines de fois.</text:p>
      <text:p text:style-name="P8">L’écrit en est sorti gagnant, mais toutes les technologies apportent et retirent quelque chose. Pour l’universitaire Walter J. Ong<text:note text:id="ftn14" text:note-class="footnote"><text:note-citation>14</text:note-citation><text:note-body><text:p text:style-name="P6">Walter Jackson Ong (1912 – 2003) est un éducateur, chercheur et linguiste connu pour son travail sur la littérature de la Renaissance, sur l’histoire de la pensée et la culture contemporaine mais également pour son travail plus large sur l’évolution de la conscience.</text:p></text:note-body></text:note>, les cultures orales faisaient preuve de « <text:span text:style-name="T1">performances verbales d’une grande valeur artistique et humaine</text:span> » perdues pour toujours, avec la transition vers l’écrit. Mais sans écriture, soutient-il, pas de science, d’histoire, ni de philosophie.</text:p>
      <text:h text:style-name="P43" text:outline-level="3"><text:bookmark-start text:name="__RefHeading___Toc2383_1216280389"/><text:soft-page-break/>« Lecteur profond »<text:bookmark-end text:name="__RefHeading___Toc2383_1216280389"/></text:h>
      <text:p text:style-name="P5"><text:span text:style-name="Emphasis"><text:span text:style-name="T90">Au début, les livres n’avaient aucun espace entre les mots, et demandaient beaucoup de travail pour être compris. Ils étaient généralement lus à haute-voix, et ceux qui pouvaient lire en silence, comme Ambroise</text:span></text:span><text:span text:style-name="Emphasis"><text:span text:style-name="T90"><text:note text:id="ftn15" text:note-class="footnote"><text:note-citation>15</text:note-citation><text:note-body><text:p text:style-name="P6">Ambroise de Milan ou Saint Ambroise (né vers 340 et mort en 397) est évêque de Milan de 374 à 397. Docteur de l’Église, il est l’un des quatre Pères de l’Église d’Occident, avec saint Augustin, saint Jérôme et saint Grégoire le Grand.</text:p></text:note-body></text:note></text:span></text:span><text:span text:style-name="Emphasis"><text:span text:style-name="T90">, évêque de Milan, étaient regardés avec étonnement. Ensuite, des marques de ponctuation et des espaces entre les mots soulagèrent la « charge cognitive » de la lecture. Le « lecteur profond » était né. Les lecteurs s’entraînèrent à ignorer leur environnement (allant contre l’évolution, qui encourage la</text:span></text:span><text:span text:style-name="Emphasis"><text:span text:style-name="T92"> </text:span></text:span><text:span text:style-name="Emphasis"><text:span text:style-name="T90">vigilance) et à se concentrer sur un texte. Les auteurs s’adaptèrent à ce nouveau lecteur. « </text:span></text:span><text:span text:style-name="Emphasis"><text:span text:style-name="T91">Les arguments, dans les livres, s’allongèrent et s’éclaircirent, et gagnèrent aussi en complexité et en difficulté, vu que les auteurs s’efforçaient consciemment à affiner leurs idées et leur logique </text:span></text:span><text:span text:style-name="Emphasis"><text:span text:style-name="T90">», explique Carr. Des cabinets privés furent construits dans les bibliothèques ; et des livres de référence virent le jour pour épauler le lecteur solitaire.</text:span></text:span></text:p>
      <text:p text:style-name="P5"><text:span text:style-name="T94">Le tremblement de terre suivant fut l’invention par Gutenberg</text:span><text:span text:style-name="T94"><text:note text:id="ftn16" text:note-class="footnote"><text:note-citation>16</text:note-citation><text:note-body><text:p text:style-name="Footnote">Gutenberg (né vers 1400 et mort en 1468) inventa l’imprimerie vers 1452.</text:p></text:note-body></text:note></text:span><text:span text:style-name="T94"> de l’imprimerie. </text:span><text:span text:style-name="T96">Les premiers libraires étaient souvent vus comme des agents du diable, tellement les gens étaient abasourdis par l’apparence soudaine que prenaient des volumes autrefois si rares et précieux</text:span><text:span text:style-name="T94">. (Et à des prix si bas ! Un peu comme avec Amazon) Dans une boucle rétroactive positive, le public s’alphabétisa à mesure que le nombre de livres en circulations augmentait. </text:span><text:span text:style-name="T96">Les personnes les plus sensibles commencèrent à se plaindre d’un trop-plein d’information</text:span><text:span text:style-name="T94">. Le mélancolique Robert Burton</text:span><text:span text:style-name="T94"><text:note text:id="ftn17" text:note-class="footnote"><text:note-citation>17</text:note-citation><text:note-body><text:p text:style-name="Footnote">Robert Burton (1577–1640) était un écrivain anglais.</text:p></text:note-body></text:note></text:span><text:span text:style-name="T94"> le dit à sa façon : « </text:span><text:span text:style-name="Emphasis"><text:span text:style-name="T94">Ils nous oppressent, nos yeux ont mal de lire, et nos doigts de tourner </text:span></text:span><text:span text:style-name="T94">» Et pourtant, les livres firent un carton, c’était un moyen pratique pour mentionner des informations importantes et de s’enquérir des dernières idées en date. Naturellement, il y avait aussi une grande quantité de matériel pornographique et de déchets qui circulaient dans les parages.</text:span></text:p>
      <text:p text:style-name="P8"><text:span text:style-name="T111">La pensée écrite commença sa domination séculaire</text:span>. Les scientifiques, auteurs, politiques, illuminés et poètes adoptaient tous le même principe de base : des esprits attentifs, formés aux livres, seraient disposés et en mesure de suivre leurs arguments et leurs intrigues complexes.</text:p>
      <text:h text:style-name="P43" text:outline-level="3"><text:bookmark-start text:name="__RefHeading___Toc2385_1216280389"/>Comme un saumon à l’agonie<text:bookmark-end text:name="__RefHeading___Toc2385_1216280389"/></text:h>
      <text:p text:style-name="P13"><text:span text:style-name="T111">Carr en vient à l’ère d’Internet armé des dernières innovations en matière de science du cerveau</text:span>. Je pense que la science le rend un peu trop confiant dans l’évaluation de notre époque actuelle, et moins enclin à s’intéresser aux effets dans le monde réel. La science du cerveau ressemble à ce nouvel attaquant, fraîchement sélectionné, qui semble très prometteur. Les biologistes et les neurologistes avaient pensé pendant longtemps que la structure du cerveau adulte ne bougeait plus. <text:span text:style-name="T23">À</text:span> la fin des années 1960, Michael Merzenich<text:note text:id="ftn18" text:note-class="footnote"><text:note-citation>18</text:note-citation><text:note-body><text:p text:style-name="Footnote">Michael M. Merzenich (né en 1942) est un neuroscientifique qui enseigne à l’université de Californie, San Francisco.</text:p></text:note-body></text:note> découvrit qu’un singe pouvait re-câbler son cerveau – un résultat qui fut plus tard confirmé chez les humains. La théorie actuelle soutient que notre cerveau est en constante évolution, s’adaptant tous les jours à nos expériences et à notre environnement.</text:p>
      <text:p text:style-name="P1"><text:span text:style-name="T52">D’un côté, le fait que nos cerveaux soient « massivement plastiques » devrait nous rendre optimistes sur notre capacité à nous adapter à notre propre technologie. Nous allons profiter des bénéfices (les contreforts de la pensée générés par l’écriture) et contourner les pertes (la capacité à nous concentrer profondément sur une tâche). D’un autre côté, </text:span><text:span text:style-name="T107">nous pourrions craindre que le recâblage, actuellement à l’œuvre, exige un prix trop lourd</text:span><text:span text:style-name="T52">. </text:span><text:span text:style-name="T107">Un cerveau qui se livre à une lecture profonde et à une contemplation attentive n’est-il pas comme un saumon à l’agonie remontant le courant sans aucun espoir de trouver un partenaire avec qui se reproduire</text:span><text:span text:style-name="T52"> ? « </text:span><text:span text:style-name="Emphasis"><text:span text:style-name="T107">Quand nous surfons</text:span></text:span><text:span text:style-name="T107">, écrit Carr, </text:span><text:span text:style-name="Emphasis"><text:span text:style-name="T107">nous entrons dans un </text:span></text:span><text:soft-page-break/><text:span text:style-name="Emphasis"><text:span text:style-name="T107">environnement qui pousse à la lecture en diagonale, à une pensée pressée et distraite, et à un apprentissage superficiel</text:span></text:span><text:span text:style-name="Emphasis"><text:span text:style-name="T52"> </text:span></text:span><text:span text:style-name="T52">».</text:span></text:p>
      <text:h text:style-name="P43" text:outline-level="3"><text:bookmark-start text:name="__RefHeading___Toc2387_1216280389"/>Mots-croisés<text:bookmark-end text:name="__RefHeading___Toc2387_1216280389"/></text:h>
      <text:p text:style-name="Text_20_body"><text:span text:style-name="T97">L’argument de Carr se fonde sur les travaux de scientifiques étudiant la lecture en ligne et des chercheurs sur le cerveau analysant la mémoire et l’attention. Un gros problème semble venir des hyperliens. Le fondement du Web agit comme un nid de poule dans une phrase. Un lien nous pousse à arrêter notre lecture et à évaluer le bien fondé d’un clic, ou pas – activant les zones de prise de décision de notre esprit. Les livres nous présentent un environnement plus passif, permettant à l’esprit de se concentrer sur les mots, au lieu de voir constamment ailleurs pour chercher s’il y a en a de nouveaux, et peut-être meilleurs. Carr le résume en ces termes : « </text:span><text:span text:style-name="Emphasis"><text:span text:style-name="T97">Essayez de lire un livre tout en faisant des mots-croisés ; voici l’environnement intellectuel d’Internet </text:span></text:span><text:span text:style-name="T97">».</text:span></text:p>
      <text:p text:style-name="Standard"><text:span text:style-name="Emphasis"><text:span text:style-name="T104">Et donc quoi, nous sommes un peu plus distraits ? Peut-être que l’Internet nous aide à développer de nouveaux esprits, qui peuvent traiter et évaluer l’information en des bouffées d’attention plus brèves et directes. Des penseurs comme Tyler Cowen</text:span></text:span><text:span text:style-name="Emphasis"><text:span text:style-name="T104"><text:note text:id="ftn19" text:note-class="footnote"><text:note-citation>19</text:note-citation><text:note-body><text:p text:style-name="P6">Tyler Cowen, né en 1962, est un économiste, professeur d’université et écrivain américain.</text:p></text:note-body></text:note></text:span></text:span><text:span text:style-name="Emphasis"><text:span text:style-name="T104"> ont soutenu cette idée. Je ne suis peut-être pas capable de penser profondément à Proust</text:span></text:span><text:span text:style-name="Emphasis"><text:span text:style-name="T104"><text:note text:id="ftn20" text:note-class="footnote"><text:note-citation>20</text:note-citation><text:note-body><text:p text:style-name="P6">Marcel Proust (1871 – 1922) est un écrivain français, dont l’œuvre principale est une suite romanesque intitulée <text:span text:style-name="T1">À la recherche du temps perdu</text:span>, publiée de 1913 à 1927.</text:p></text:note-body></text:note></text:span></text:span><text:span text:style-name="Emphasis"><text:span text:style-name="T104"> comme je le faisais auparavant, mais je peux collecter des informations venant de sources diverses, et je suis mieux informé des choses qui m’intéressent que je ne l’ai jamais été. Et c’est là que je salue le génie du titre de Carr, </text:span></text:span><text:span text:style-name="Emphasis"><text:span text:style-name="T105">The Shallows</text:span></text:span><text:span text:style-name="Emphasis"><text:span text:style-name="T104"> (les bas-fonds). Ce n’est pas que nous n’apprenons rien quand nous surfons sur nos sites et nos flux d’actualité, dit-il ; c’est que nous ne sommes plus capables de faire les connexions minutieuses que nous faisions avant. Nous pataugeons dans des eaux peu profondes.</text:span></text:span></text:p>
      <text:h text:style-name="P43" text:outline-level="3"><text:bookmark-start text:name="__RefHeading___Toc1588_1254010665"/>Consommation distraite<text:bookmark-end text:name="__RefHeading___Toc1588_1254010665"/></text:h>
      <text:p text:style-name="P5"><text:bookmark-start text:name="__RefHeading___Toc2389_1216280389"/><text:span text:style-name="T52">Le problème ne vient pas forcément d’une information en ligne qui serait d’une qualité moindre que celle des livres ou des conversations. Le problème, c’est que nous la consommons dans un état de distraction. Carr cite le neuroscientifique Jordan Grafman : « </text:span><text:span text:style-name="Emphasis"><text:span text:style-name="T106">L’optimisation pour le multitâche produit-elle un meilleur fonctionnement – c’est-à-dire plus de créativité, d’inventivité et de productivité </text:span></text:span><text:span text:style-name="T106">? » </text:span><text:span text:style-name="T52">Les études montrent que lorsque nous essayons de faire deux choses en même temps, </text:span><text:span text:style-name="T106">l’attention portée aux deux activités diminue, et nous les faisons chacune plus négligemment</text:span><text:span text:style-name="T52">. Faire plus de multitâche ne nous rendra pas meilleurs à faire deux choses à la fois ; cela signifiera continuer à faire plusieurs choses de moins en moins bien.</text:span><text:bookmark-end text:name="__RefHeading___Toc2389_1216280389"/></text:p>
      <text:p text:style-name="P1"><text:span text:style-name="T52">La pensée écrite était une pensée capable d’attention, et l’attention est devenue l’une des pierres angulaires de la mémoire. Avec nos esprits plastiques, une partie de l’apprentissage transforme notre mémoire de travail (ce que vous utilisez en ce moment pour lire cet article) en mémoire à long-terme (de quoi parlait déjà le livre de Carr ?). Carr mentionne des recherches suggérant que c’est l’attention qui détermine ce dont nous nous rappelons : </text:span><text:span text:style-name="Emphasis"><text:span text:style-name="T52">« Plus l’attention est précise, plus la mémoire sera précise </text:span></text:span><text:span text:style-name="T52">». Si nous ne faisons preuve que d’une moitié d’attention, si nous sommes distraits par tous les signaux et les alarmes de nos ordinateurs, ou si nous ne nous tracassons plus à être attentifs parce qu’on pourra toujours aller sur Google plus tard, nous perdons l’occasion de construire des connexions durables dans nos cerveaux. Des connexions qui pourraient un jour se mêler d’une façon inédite, des connexions qui nous permettront de voir le monde sous un autre angle et de trouver de nouvelles solutions.</text:span></text:p>
      <text:h text:style-name="P43" text:outline-level="3"><text:bookmark-start text:name="__RefHeading___Toc1590_1254010665"/>Fin d’un règne<text:bookmark-end text:name="__RefHeading___Toc1590_1254010665"/></text:h>
      <text:p text:style-name="P5"><text:bookmark-start text:name="__RefHeading___Toc2391_1216280389"/><text:span text:style-name="T52">Carr reconnaît tout au long de </text:span><text:span text:style-name="Emphasis"><text:span text:style-name="T52">The Shallows</text:span></text:span><text:span text:style-name="T52"> qu’il n’est ni possible ni souhaitable de faire reculer une technologie. Comme tout le monde, il adore les flux RSS. Mais parce que Carr est quelqu’un qui a grandi dans une configuration mentale linéaire et écrite, il essaye de capter les qualités de nos « anciens cerveaux » avant qu’ils ne deviennent une rareté. On pourrait facilement penser qu’il se fait trop de souci. Vous pouvez perdre une après-midi à surfer de manière erratique sur le Web, mais pas toute une configuration cérébrale. Mais </text:span><text:soft-page-break/><text:span text:style-name="T52">me voici encore à faire un argument extrême alors que ce que dit Carr est en réalité très mesuré et prudent. L’Internet nous change, change notre culture. Ces expériences de laboratoire détectent peut-être les prémices de ces changements. Nous sommes peut-être plus dissipés, plus frénétiques, moins capables de nous concentrer. Peut-être ces tics mentaux sont-ils des turbulences transitoires, un trou d’air avant d’accéder à des hauteurs intellectuelles plus élevées. Ou peut-être pas.</text:span><text:bookmark-end text:name="__RefHeading___Toc2391_1216280389"/></text:p>
      <text:p text:style-name="P4"><text:span text:style-name="Emphasis"><text:span text:style-name="T104">Quelle que soit notre destination, Carr nous a réservé une place pour la réflexion attentive. À en juger par l’histoire, il n’est pas alarmiste, mais réaliste en soulignant que la pensée écrite, et capable d’attention, n’a peut-être pas encore totalement disparu comme le sont les chants des poètes grecs, mais ne régnera bientôt plus. Et quand cela arrivera, notre culture perdra quelque-chose d’ineffable</text:span></text:span><text:span text:style-name="Emphasis"><text:span text:style-name="T104"><text:note text:id="ftn21" text:note-class="footnote"><text:note-citation>21</text:note-citation><text:note-body><text:p text:style-name="Footnote">Qu’il est impossible de nommer ou de décrire, en raison de sa nature, de sa force, de sa beauté.</text:p></text:note-body></text:note></text:span></text:span><text:span text:style-name="Emphasis"><text:span text:style-name="T104">. Et nous pourrions très vite oublier de quoi il s’agit, ou s’agissait.</text:span></text:span></text:p>
      <text:h text:style-name="P45" text:outline-level="3"><text:bookmark-start text:name="__RefHeading___Toc2393_1216280389"/><text:span text:style-name="T99">Deux r</text:span><text:span text:style-name="T98">éactions </text:span><text:span text:style-name="T99">à l’article </text:span><text:span text:style-name="T100">de</text:span><text:span text:style-name="T101"> </text:span><text:span text:style-name="Emphasis"><text:span text:style-name="T102">Michael Agger</text:span></text:span><text:bookmark-end text:name="__RefHeading___Toc2393_1216280389"/></text:h>
      <text:h text:style-name="P46" text:outline-level="4"><text:bookmark-start text:name="__RefHeading___Toc2395_1216280389"/><text:span text:style-name="T24">Idem pour la narration cinématographique</text:span> <text:span text:style-name="T24">(s</text:span>oumis par Fabb, le 28 juin 2010)<text:bookmark-end text:name="__RefHeading___Toc2395_1216280389"/></text:h>
      <text:p text:style-name="P8">Idem dans la narration audiovisuelle. Les séries TV ne fonctionnent plus que par <text:span text:style-name="T1">gimmicks</text:span> et personnages archétypes bidimensionnels qui subissent des chocs affectifs au gré des scénaristes mais ne connaissent plus d’évolution, là où le cinéma parle d’arc dramaturgique, etc. C’est plus facile de suivre trois épisodes à la suite qu’un seul bon film qui exige une vraie adéquation, identification, concentration, etc. Entre me refaire<text:span text:style-name="T1"> Citizen Kane</text:span><text:span text:style-name="T1"><text:note text:id="ftn22" text:note-class="footnote"><text:note-citation>22</text:note-citation><text:note-body><text:p text:style-name="P6"><text:span text:style-name="T1">Citizen Kane</text:span> est un film américain réalisé par Orson Welles sorti en 1941, considéré comme un des meilleurs films américains de tous les temps et particulièrement vanté pour ses innovations cinématographiques, musicales et narratives.</text:p></text:note-body></text:note></text:span><text:span text:style-name="T1"> / Le Pianiste</text:span><text:span text:style-name="T1"><text:note text:id="ftn23" text:note-class="footnote"><text:note-citation>23</text:note-citation><text:note-body><text:p text:style-name="P6"><text:span text:style-name="T1">Le Pianiste </text:span>est un drame historique réalisé par Roman Polanski, sorti en 2002. Il est adapté du roman autobiographique de Władysław Szpilman, pianiste juif polonais, qui raconte comment il a survécu à Varsovie pendant la Seconde Guerre mondiale.</text:p></text:note-body></text:note></text:span> ou trois épisodes d’un producteur XY, je choisis plutôt la dernière option. Pourtant le temps horaire est strictement le même.</text:p>
      <text:h text:style-name="P46" text:outline-level="4"><text:bookmark-start text:name="__RefHeading___Toc2397_1216280389"/><text:span text:style-name="T24">Retour à l’humanisme (soumis</text:span> par mathieuperona, le 8 février 2011)<text:bookmark-end text:name="__RefHeading___Toc2397_1216280389"/></text:h>
      <text:p text:style-name="P10">Une chose me frappe : le type de lecture décrit par Carr, ponctuée par les hyperliens qui forcent des embranchements, est celle qui se pratiquait au XVI<text:span text:style-name="T25">e</text:span> siècle parmi les humanistes. Le meilleur exemple est probablement celui des <text:span text:style-name="T1">Essais</text:span> de Montaigne<text:note text:id="ftn24" text:note-class="footnote"><text:note-citation>24</text:note-citation><text:note-body><text:p text:style-name="P6">Michel de Montaigne (1533 – 1592), est un moraliste de la Renaissance et un philosophe indépendant. <text:span text:style-name="T1">Les Essais</text:span> (1572-1592) ont nourri la réflexion des plus grands auteurs en France et en Europe.</text:p></text:note-body></text:note>. Ce dernier utilise des citations non-traduites, attribuées vaguement voire pas attribuées du tout pour obliger son lecteur à sortir de la continuité de son seul argument pour entendre non pas le monologue d’un auteur seul mais le dialogue qu’il voulait entretenir avec Cicéron<text:note text:id="ftn25" text:note-class="footnote"><text:note-citation>25</text:note-citation><text:note-body><text:p text:style-name="Footnote">Cicéron (106 av. J.-C. – 43 av. J.-C.) est un homme d’État romain et un auteur latin.</text:p></text:note-body></text:note>, Quintilien<text:note text:id="ftn26" text:note-class="footnote"><text:note-citation>26</text:note-citation><text:note-body><text:p text:style-name="P6">Quintilien est un rhéteur et pédagogue latin du I<text:span text:style-name="T25">er</text:span> siècle après J.-C. Il est l’auteur d’un important manuel de rhétorique, <text:span text:style-name="T1">l’Institution oratoire</text:span>, dont l’influence sur l’art oratoire s’est prolongée pendant des siècles.</text:p></text:note-body></text:note> ou Érasme<text:note text:id="ftn27" text:note-class="footnote"><text:note-citation>27</text:note-citation><text:note-body><text:p text:style-name="P6">Érasme (1466 ou 1469 – 1536) est un chanoine, philosophe, écrivain latin, humaniste et théologien des Pays-Bas, considéré comme l’une des figures majeures de la Renaissance tardive.</text:p></text:note-body></text:note>. Selon leur érudition, ses lecteurs étaient capables de relever tout ou partie de ces allusions et de saisir que Montaigne se positionnait de manière nuancée par rapport à chacun de ces auteurs. À la manière dont les bons blogs entrent dans des conversation<text:span text:style-name="T109">s</text:span> avec les blogs similaires.</text:p>
      <text:p text:style-name="P13">Cela souligne que l’histoire de la lecture n’est pas aussi linéaire qu’on pourrait le croire à la lecture de cet article. La lecture fragmentée, où il faut entendre une pluralité de voix et d’échos est caractéristique du XVI<text:span text:style-name="T25">e</text:span> siècle. De même, la lecture en bribes, sous la <text:soft-page-break/>forme du roman-feuilleton, a fait la fortune de la littérature du XIX<text:span text:style-name="T25">e</text:span> siècle (Balzac<text:note text:id="ftn28" text:note-class="footnote"><text:note-citation>28</text:note-citation><text:note-body><text:p text:style-name="P6">Honoré de Balzac (1794 – 1850) a été romancier, dramaturge… et a laissé l’une des plus imposantes œuvres romanesques de la littérature française, avec 91 romans et nouvelles parus de 1829 à 1852, le tout constituant un ensemble réuni sous le titre de <text:span text:style-name="T1">Comédie humaine</text:span>.</text:p></text:note-body></text:note>, Zola<text:note text:id="ftn29" text:note-class="footnote"><text:note-citation>29</text:note-citation><text:note-body><text:p text:style-name="P6">Émile Zola (1840 – 1902) est un écrivain et journaliste français considéré comme le chef de file du naturalisme. C’est l’un des romanciers français les plus populaires au monde. <text:span text:style-name="T26">I</text:span>l est principalement connu pour Les <text:span text:style-name="T1">Rougon-Macquar</text:span>t, fresque romanesque en vingt volumes dépeignant la société française sous le Second Empire.</text:p></text:note-body></text:note> pour n’en citer que deux).</text:p>
      <text:p text:style-name="P8">Sans vouloir réduire la nouveauté de la lecture sur écran augmentée des technologies de réseau, il me semble utile de rappeler en quoi elle se rapproche aussi de formes de lecture, de relation à l’auteur d’un texte et aux auteurs en général qui ont eu cours dans le passé.</text:p>
      <text:h text:style-name="P41" text:outline-level="1"><text:bookmark-start text:name="__RefHeading___Toc2399_1216280389"/>« Pour en finir avec le multitasking, débranchez ! »<text:bookmark-end text:name="__RefHeading___Toc2399_1216280389"/></text:h>
      <text:p text:style-name="P9"><text:bookmark-start text:name="__RefHeading___Toc2425_1216280389"/><text:span text:style-name="T27">Article d’Étienne</text:span> Gless pour <text:span text:style-name="T1">Lentreprise.com</text:span>, le 09/08/2013 <text:line-break/><text:span text:style-name="T28">e</text:span>t <text:span text:style-name="T27">extraits d’un article</text:span> <text:span text:style-name="T27">d’</text:span>Hubert Guillaud pour <text:span text:style-name="T1">Internet Actu</text:span>, le 26/05/2009<text:bookmark-end text:name="__RefHeading___Toc2425_1216280389"/></text:p>
      <text:p text:style-name="P10"><text:span text:style-name="T30">« </text:span><text:span text:style-name="T34">Le cerveau n’est pas dessiné pour répondre aux multiples sollicitations du monde digital sursaturé d’informations instantanées.</text:span><text:span text:style-name="T30"> » De qui ce constat ? D’un technophobe rétrograde ? Pas du tout. Il est dressé par un ancien ponte de Google, Douglas Merrill, ex-vice-président chargé des services d’information, et auteur de </text:span><text:span text:style-name="T34">Getting Organized in the Google Era</text:span><text:span text:style-name="T34"><text:note text:id="ftn30" text:note-class="footnote"><text:note-citation>30</text:note-citation><text:note-body><text:p text:style-name="P35">« Soyez organisé à l’heure de Google », éditions Brodway Books.</text:p></text:note-body></text:note></text:span><text:span text:style-name="T30">. Ce livre d’efficacité personnelle, best-seller aux </text:span><text:span text:style-name="T31">États-Unis</text:span><text:span text:style-name="T30">, apprend aux cadres et employés à reprendre en main leur efficacité </text:span>à l’heure où les joujoux high-tech multiplient les occasions de distraction et nuisent gravement à notre productivité <text:span text:style-name="T30">!</text:span></text:p>
      <text:p text:style-name="P10"><text:span text:style-name="T33">Répondre au téléphone tout en écrivant un mail, converser avec un collaborateur tout en surfant sur le web pour vérifier une info, conduire en téléphonant… Ces comportements récents et quotidiens sont apparus avec l’ère digitale et répondent au nom barbare de « multitasking »</text:span><text:span text:style-name="T30">. Celui qui s’adonne à cet art d’accomplir plusieurs tâches en même temps peut facilement s’illusionner sur sa productivité réelle. « </text:span><text:span text:style-name="T36">Le multitasking est en réalité un des grands mythes de l’efficacité</text:span><text:span text:style-name="T34"> !</text:span><text:span text:style-name="T30">, dénonce Laurence Einfalt, directrice de Jara, conseil en efficacité, et coauteure de </text:span><text:span text:style-name="T34">S’organiser tout simplement (</text:span><text:span text:style-name="T30">éditions Eyrolles). </text:span><text:span text:style-name="T34">Ça brille comme de l’efficacité mais ça n’en est pas. </text:span><text:span text:style-name="T1">Croire qu’on est plus efficace</text:span><text:span text:style-name="T34"> en faisant plusieurs choses à la fois est une erreur </text:span><text:span text:style-name="T30">». Les scientifiques le confirment : selon Earl Miller, fameux neurologue au </text:span><text:span text:style-name="T34">Massachusetts Institute of Technology</text:span><text:span text:style-name="T30"> (MIT), </text:span><text:span text:style-name="T33">notre cerveau ne sait faire qu’une seule chose à la fois</text:span><text:span text:style-name="T30">.</text:span></text:p>
      <text:p text:style-name="P10">« <text:span text:style-name="T1">Multitâche veut dire absence de concentration !</text:span>, déplore Didier Pleux, psychologue clinicien. <text:span text:style-name="T12">Avec les nouvelles technologies, il y a une hyperstimulation de l’enfant à l’école ou de l’adulte au travail. Il répond à tous ces stimuli au lieu de se concentrer sur la tâche prioritaire</text:span> ».</text:p>
      <text:p text:style-name="P24"><text:span text:style-name="Emphasis"><text:span text:style-name="T52">« </text:span></text:span><text:span text:style-name="Emphasis"><text:span text:style-name="T107">En fait quand vous faites plus d’une chose, vous les ordonnez et vous décidez toujours laquelle faire à quel moment</text:span></text:span><text:span text:style-name="Emphasis"><text:span text:style-name="T52"> »</text:span></text:span><text:span text:style-name="T52">, rappelle le neuroscientifique Jordan Grafman responsable de section neuroscience cognitive à l’Institut national des désordres et attaques neurologiques. Nous savons faire plein de choses en parallèle, mais c’est une capacité qui décline au-delà de 60 ans et que les petits enfants ont également du mal à accomplir. La capacité à accomplir plusieurs tâches en même temps a ses limites, même pour les jeunes adultes. </text:span><text:span text:style-name="T107">Quand les gens essayent de faire deux ou plusieurs tâches en même temps ou en alternant rapidement entre elles, le taux d’erreur grimpe et cela prend plus de temps à accomplir que quand on le fait de manière séquentielle,</text:span><text:span text:style-name="T52"> explique le professeur David Meyer, directeur du Laboratoire Cerveau, cognition et action à l’université du Michigan. Bien sûr, si vous devez résoudre un problème d’algèbre en même temps que vous tenez une conversation par messagerie instantanée, le problème d’algèbre risque de prendre plus longtemps à être résolu…</text:span></text:p>
      <text:p text:style-name="P8"><text:soft-page-break/>Mais force est de constater qu’il s’agit rarement, en terme<text:span text:style-name="T50">s</text:span> de pratique, de faire des choses qui méritent beaucoup d’attention en même temps. Et que nos outils numériques démultiplient peut-être aussi les micro-tâches, celles qui ne méritent pas beaucoup d’attention justement… <text:span text:style-name="T38">D</text:span>’autres recherches montrent <text:span text:style-name="T38">d’ailleurs </text:span>que la relation entre la stimulation et la performance suit une courbe en cloche : une petite stimulation – un café ou une musique bruyante – peut stimuler les performances, mais trop de stimulation est stressante et entraîne une chute de l’attention. De plus, le cerveau a besoin de repos et de temps de récupération afin de consolider pensées et souvenirs. Ceux qui remplissent chaque moment de tranquillité par un appel téléphonique ou une stimulation électronique ne reçoivent pas l’apaisement dont ils ont besoin, ce qui conduit leur cerveau <text:span text:style-name="T39">à</text:span> un état de surexcitation qui leur rend encore plus difficile de se concentrer quand ils en ont besoin.</text:p>
      <text:h text:style-name="P44" text:outline-level="3"><text:bookmark-start text:name="__RefHeading___Toc2401_1216280389"/>Dans la réaction aux infos plutôt que dans l’analyse<text:bookmark-end text:name="__RefHeading___Toc2401_1216280389"/></text:h>
      <text:p text:style-name="P10">Celui qui pratique le multitasking néglige la phase clé d’entrée des informations (« input » dans le langage des sciences cognitives) indispensable avant toute analyse ou décision. La phase d’input est la plus importante du traitement de l’information. La plupart des « multitaskers » la survolent et sont en analyse ou en réponse immédiate. Ils réagissent plus qu’ils n’agissent. « <text:span text:style-name="T5">À</text:span><text:span text:style-name="T1"> l’école, cela se traduit par des réponses hors sujet, à l’âge adulte par des contresens ou des choses non traitées</text:span>, diagnostique Didier Pleux. <text:span text:style-name="T1">Il y a quand même un aspect positif au multitasking, c’est la réactivité, une certaine agilité à passer d’un contexte à l’autre</text:span> ». Mais, en cours d’analyse, le salarié « multitâche » s’aperçoit qu’il n’a pas intégré une donnée, ou en a survolé une autre. Résultat : il doit multiplier les retours pour récupérer les informations manquées, survolées ou perçues mais non comprises. Des allers-retours qui sont une perte de temps. « <text:span text:style-name="T1">Celui qui a bien scanné les informations nécessaires a été lent. J’ai observé les élèves de grandes écoles dans des tests : les X-Mines</text:span><text:span text:style-name="T1"><text:note text:id="ftn31" text:note-class="footnote"><text:note-citation>31</text:note-citation><text:note-body><text:p text:style-name="P31">Les <text:span text:style-name="T40">meilleurs élèves d’une promotion de l’École polytechnique.</text:span></text:p></text:note-body></text:note></text:span><text:span text:style-name="T1"> passent un temps énorme en phase d’input ! </text:span>» En fait, nous sommes d’autant plus rapides et efficaces que nous acceptons de perdre du temps dans la phase une d’entrée et d’analyse des informations du problème à traiter.</text:p>
      <text:p text:style-name="P8">Avec l’invasion des nouveaux moyens de communication (smartphones, tablettes, fenêtres multi-écrans de l’ordinateur…) en quelques années, le bruit de fond s’est aggravé : nous sommes en permanence bombardés d’infos visuelles et auditives en tout genre. Notre cerveau, lui, n’a qu’un seul canal d’attention. Des études américaines récentes ont montré que le multitasking diminuait la capacité à se concentrer longtemps.</text:p>
      <text:h text:style-name="P44" text:outline-level="3"><text:bookmark-start text:name="__RefHeading___Toc2403_1216280389"/>Face aux tâches longues, le réflexe de remettre à plus tard<text:bookmark-end text:name="__RefHeading___Toc2403_1216280389"/></text:h>
      <text:p text:style-name="P8">« <text:span text:style-name="T1">Plus vous multitaskez, plus vous exigez une information courte, sans aucune ambiguïté et si possible visuelle</text:span>, observe Laurence Einfalt. <text:span text:style-name="T1">Autrement dit, vous captez mieux les infos sur Powerpoint mais vous ne savez plus lire un mail qui comporte au moins deux paragraphes. Vous préférez zapper et lire le suivant même s’il comporte des infos clés</text:span> ». Deuxième effet : la procrastination<text:note text:id="ftn32" text:note-class="footnote"><text:note-citation>32</text:note-citation><text:note-body><text:p text:style-name="P32">Fait de reporter au lendemain ce qu’on pourrait faire maintenant.</text:p></text:note-body></text:note>. « <text:span text:style-name="T1">Quand la tâche est longue, demande toute votre attention et des efforts d’analyse, vous allez repousser le moment de vous y attaquer et la mettez de côté, pour plus tard !</text:span> »</text:p>
      <text:h text:style-name="P44" text:outline-level="3"><text:bookmark-start text:name="__RefHeading___Toc2405_1216280389"/>Ordinateur<text:bookmark-end text:name="__RefHeading___Toc2405_1216280389"/></text:h>
      <text:p text:style-name="P10"><text:span text:style-name="T30">Source de contresens, d’erreurs, de perte de temps, le multitasking ferait aussi baisser le niveau de qualité du travail ! Ses détracteurs y voient encore </text:span>une source de surmenage<text:span text:style-name="T30"> et de baisse du quotient intellectuel ! Quoi d’autre ? « </text:span><text:span text:style-name="T34">Les gens deviennent aussi super malpolis quand ils s’adonnent au multitasking !</text:span><text:span text:style-name="T30"> déplore Laurence Einfalt. </text:span><text:span text:style-name="T34">Ils ne sont plus disponibles pour vous, ils sont scotchés à leur écran et ne vous regardent plus quand ils vous parlent. Comme les enfants devant leurs jeux vidéo qui ne vous regardent plus quand vous rentrez à la maison</text:span><text:span text:style-name="T30"> ».</text:span></text:p>
      <text:p text:style-name="P8">Alors que faire ? Oser débrancher – pour un temps – les outils qui clignotent, sonnent, vibrent, nous interpellent et nous déconcentrent. Réapprendre à ne faire qu’une seule tâche à la fois. Se rappeler que tout apprentissage véritable prend du temps et génère de la frustration et du déséquilibre. On ne peut pas écrire un chapitre de livre tout <text:soft-page-break/>en lisant ses mails. Peut-être dans 10 000 ans, quand le cerveau aura muté grâce à l’évolution des espèces… Pour l’heure, l'« <text:span text:style-name="T1">homo economicus »</text:span> ne sait pas bien faire plusieurs choses à la fois. Et il est resté très émotionnel : il se laisse volontiers aller à l’action des stimuli distrayants dont nos joujoux high-tech sont truffés !</text:p>
      <text:h text:style-name="P42" text:outline-level="1"><text:bookmark-start text:name="__RefHeading___Toc2407_1216280389"/>« La sérendipité sur Internet : égarement documentaire ou recherche créatrice ? »<text:bookmark-end text:name="__RefHeading___Toc2407_1216280389"/></text:h>
      <text:p text:style-name="P12"><text:bookmark-start text:name="__RefHeading___Toc2427_1216280389"/>Extraits de l’article d’Eva Sandri, 2013<text:bookmark-end text:name="__RefHeading___Toc2427_1216280389"/></text:p>
      <text:p text:style-name="P3"><text:span text:style-name="T52">Alternative aux paradigmes établis, pied de nez aux méthodologies rigoureuses, la sérendipité, ou la découverte par hasard ou par sagacité de résultats qu’on ne cherchait pas, est célèbre dans le domaine scientifique pour avoir abouti à de grandes découvertes. Le hasard et l’accident ont permis entre autres de découvrir l’Amérique, le vaccin antivariolique, la pénicilline, la radioactivité, ainsi que des inventions davantage prosaïques telles que le post-it, la gomme à effacer ou la tarte tatin. Le terme de sérendipité, néologisme imaginé par Horace Walpole en 1754, fait référence au conte oriental </text:span><text:span text:style-name="Emphasis"><text:span text:style-name="T52">Voyages et aventures des trois princes de Serendip </text:span></text:span><text:span text:style-name="T52">où les protagonistes résolvent des mystères en procédant par hypothèses successives. Aussi appelée </text:span><text:span text:style-name="Emphasis"><text:span text:style-name="T52">happenstance</text:span></text:span><text:span text:style-name="T52"> (le fait d’être au bon endroit au bon moment), la sérendipité revêt des apparences diverses selon qu’elle permet de découvrir une chose à laquelle on ne s’attendait pas ou bien de rencontrer par hasard ce à quoi l’on aspirait. […]</text:span></text:p>
      <text:p text:style-name="P10"><text:span text:style-name="T41">L</text:span>e lien hypertexte se définit comme « <text:span text:style-name="T1">présentation de l’information qui permet une lecture non linéaire grâce à la présence de liens activables dans les documents</text:span> ». Dès ses débuts, la culture numérique entend favoriser, au moyen de l’hypertexte, une navigation cohérente parmi les informations et les données. <text:span text:style-name="T111">L’avènement du lien hypertexte, dont le terme est inventé en 1960 par Ted Nelson, permet l’accès à la logique de l’organisation des connaissances.</text:span> Lors du projet Xanadu en 1960, Ted Nelson cherche à mettre en place « <text:span text:style-name="T1">un réseau, accessible en ligne, en temps réel, qui permettrait à chacun de lire, écrire, commenter, relier des documents de tous types</text:span><text:span text:style-name="T37"> »</text:span><text:span text:style-name="T29">.</text:span> <text:span text:style-name="T111">La lecture sur le web s’oppose ainsi à la linéarité textuelle d’usage</text:span>. Mais <text:span text:style-name="T111">au-delà de l’aspect technique de la création du réseau se développera une véritable culture de la navigation hypertextuelle (à l’origine d’expressions telles que « surfer sur le web ») qui prône la flânerie et le passage aléatoire de lien en lien, ce qui paraît favoriser la sérendipité</text:span>. Au fur et à mesure que se développe l’arborescence du web, les usagers ont davantage conscience de sa structure et peuvent en tirer profit pour leur recherche. <text:span text:style-name="T111">Au-delà du simple stockage de l’information, il est désormais possible de comprendre les agencements qui sous-tendent les classifications.</text:span></text:p>
      <text:p text:style-name="P13"><text:span text:style-name="T111">Face à une surcharge informationnelle chaotique et entropique</text:span><text:span text:style-name="T111"><text:note text:id="ftn33" text:note-class="footnote"><text:note-citation>33</text:note-citation><text:note-body><text:p text:style-name="P33">Degré de désorganisation ou de manque d’information d’un système.</text:p></text:note-body></text:note></text:span><text:span text:style-name="T111"> sur Internet, l’enjeu </text:span><text:span text:style-name="T113">des hyperliens </text:span><text:span text:style-name="T111">est de permettre à l’utilisateur de se repérer dans l’arborescence des contenu</text:span>s. <text:span text:style-name="T111">Malgré une quantité croissante de données, l’utilisateur peut tirer profit de ce désordre pour obtenir des informations inattendues.</text:span> I<text:span text:style-name="T111">l est dès lors intéressant d’observer si la sérendipité est favorisée par la navigation hypertextuelle, notamment par les moteurs de recherche.</text:span></text:p>
      <text:p text:style-name="P10"><text:span text:style-name="T115">D</text:span><text:span text:style-name="T111">es résultats surprenants peuvent être proposés lors de requêtes sur un moteur de recherche, car selon Olivier Ertzscheid et Gabriel Gallezot : « </text:span><text:span text:style-name="T12">la mise en relation des unités informationnelles peut permettre de découvrir des corrélations insoupçonnées</text:span><text:span text:style-name="T111"> »</text:span>. <text:span text:style-name="T42">Cela</text:span> provoque<text:span text:style-name="T42"> </text:span>des rapprochements parfois étonnants. Face à cet entrelacement de réseaux et de nœuds, c’est l’internaute qui tire profit de ces relations insoupçonnées, en mettant en place un protocole de recherche adapté ou bien en voguant au hasard des arborescences.</text:p>
      <text:p text:style-name="P10">[…] Sur Internet, la sérendipité revêt plusieurs visages. Il y a d’une part la sérendipité que peut mettre en place l’utilisateur dans sa recherche documentaire et, d’autre part, les stratégies commerciales qui tentent de créer l’illusion d’une information surprenante et pertinente. Il apparaît ainsi que les intérêts marchands devancent peu à peu les logiques classificatoires, notamment depuis l’indexation payante et l’achat de mots-clés par les entreprises auprès des moteurs de recherche dans le but d’obtenir un meilleur <text:soft-page-break/>positionnement dans la liste des résultats<text:span text:style-name="T43">. </text:span>Les notions de hasard et de classification logique sont alors à reconsidérer.</text:p>
      <text:p text:style-name="P11">[…] Si, comme l’affirme Louis Pasteur<text:note text:id="ftn34" text:note-class="footnote"><text:note-citation>34</text:note-citation><text:note-body><text:p text:style-name="P34">Louis Pasteur (1822 – 1895), est un scientifique français, pionnier de la microbiologie, qui, de son vivant même, connut une grande notoriété pour avoir mis au point un vaccin contre la rage.</text:p></text:note-body></text:note>, le hasard « <text:span text:style-name="T1">ne favorise que les esprits préparés</text:span> », ce hasard n’a donc de rôle qu’en dernière instance, il donne l’ultime concours de circonstances qui permet d’arriver à un résultat satisfaisant. Les découvertes qui surviennent par accident seraient déjà en partie bâties sur le terreau de sagacité de l’inventeur, et une solide culture serait le préalable à l’accueil du hasard. <text:span text:style-name="T44">De plus</text:span>, la sérendipité résulterait d’une attitude de flânerie, d’ouverture d’esprit et de disponibilité. Selon Anne‑Marie Paveau (professeure en sciences du langage) « <text:span text:style-name="T6">i</text:span><text:span text:style-name="T1">l s’agit d’une quête active, même si elle n’a pas de but connu, et non d’une attente passive devant l’inconnu</text:span>. » <text:span text:style-name="T20">Donc, pour reprendre les termes d’Anne‑Marie Paveau, si « </text:span><text:span text:style-name="T10">l’on ne peut programmer la création ni l’invention</text:span><text:span text:style-name="T20">, […] </text:span><text:span text:style-name="T10">on peut augmenter la fécondité de la fortuité</text:span><text:span text:style-name="T20"> ».</text:span></text:p>
      <text:h text:style-name="P42" text:outline-level="1"><text:bookmark-start text:name="__RefHeading___Toc2409_1216280389"/>« Wikipédia, dernier bastion de la sérendipité sur Internet »<text:bookmark-end text:name="__RefHeading___Toc2409_1216280389"/></text:h>
      <text:p text:style-name="P9"><text:bookmark-start text:name="__RefHeading___Toc2429_1216280389"/><text:span text:style-name="T16">T</text:span><text:span text:style-name="T15">radu</text:span><text:span text:style-name="T16">ction d’articles du </text:span><text:span text:style-name="T7">New York Times</text:span><text:span text:style-name="T16"> et de </text:span><text:span text:style-name="T8">Fast Company <text:line-break/></text:span><text:span text:style-name="T16">par </text:span><text:span text:style-name="T15">Mathieu Dejean </text:span><text:span text:style-name="T17">pour</text:span><text:span text:style-name="T18"> </text:span><text:span text:style-name="T9">Slate.fr</text:span><text:span text:style-name="T18">, 5/08/2014</text:span><text:bookmark-end text:name="__RefHeading___Toc2429_1216280389"/></text:p>
      <text:p text:style-name="P14">On peut se demander si Internet et les médias sociaux favorisent la sérendipité ou nous enferment au contraire dans un réseau d’informations homogènes.</text:p>
      <text:p text:style-name="P3"><text:span text:style-name="T52">Les avis divergent sur la question, mais depuis quelque temps la balance penche davantage en faveur de la deuxième hypothèse. Le professeur associé au département marketing de l’Essec Nicolas Glady s’en faisait l’écho en septembre 2013 sur </text:span><text:span text:style-name="T78">Slate </text:span><text:span text:style-name="T52">: </text:span><text:span text:style-name="Emphasis"><text:span text:style-name="T52">« Facteur majeur du succès du web à ses débuts, la sérendipité tend malheureusement à disparaître. »</text:span></text:span></text:p>
      <text:p text:style-name="P3"><text:span text:style-name="T52">Wikipédia, l’encyclopédie libre créée en 2001, serait d’après la journaliste du </text:span><text:span text:style-name="T78">New York Times</text:span><text:span text:style-name="T52"> Anna North son dernier bastion. </text:span><text:span text:style-name="Emphasis"><text:span text:style-name="T52">« L’étrange capacité de Wikipédia à déformer le temps et l’espace pour vous plonger au fond d’un terrier a été un élément essentiel de son succès à long terme »</text:span></text:span><text:span text:style-name="T52">, confirme le journaliste Chris Gayomali, de </text:span><text:span text:style-name="T78">Fast Company</text:span><text:span text:style-name="T52">.</text:span></text:p>
      <text:p text:style-name="P3"><text:span text:style-name="T52">Sa nouvelle application pour iOS, sortie fin juillet, accentue encore cette particularité. Elle met davantage en valeur la fonction </text:span><text:span text:style-name="Emphasis"><text:span text:style-name="T52">« au hasard »</text:span></text:span><text:span text:style-name="T52"> proposée par l’encyclopédie, et une barre latérale permet de circuler plus rapidement dans les différentes sections d’un article.</text:span><text:span text:style-name="Emphasis"><text:span text:style-name="T52"> « Nous souhaitons que vous parcouriez l’article en trouvant différents points d’entrée</text:span></text:span><text:span text:style-name="T52">, a expliqué à </text:span><text:span text:style-name="T78">Fast Company</text:span><text:span text:style-name="T52"> Vibha Bamba, designer à Wikipédia. </text:span><text:span text:style-name="Emphasis"><text:span text:style-name="T52">Nous voulions encourager la curiosité en utilisant le design. »</text:span></text:span></text:p>
      <text:p text:style-name="P3"><text:bookmark text:name="wrapper_inread"/><text:bookmark text:name="inreadbis"/><text:span text:style-name="T52">Le résultat semble prometteur d’après </text:span><text:span text:style-name="T78">Fast Company,</text:span><text:span text:style-name="T52"> qui sous-titre son article : </text:span><text:span text:style-name="Emphasis"><text:span text:style-name="T52">« Avec la nouvelle application Wikipédia, il est plus facile de se perdre – dans le bon sens du terme. »</text:span></text:span></text:p>
      <text:p text:style-name="P3"><text:span text:style-name="T52">Cette capacité de Wikipédia à nous éconduire serait de plus en plus absente d’Internet, jugé trop balisé, et obéissant à des algorithmes qui valorisent le mainstream</text:span><text:span text:style-name="T52"><text:note text:id="ftn35" text:note-class="footnote"><text:note-citation>35</text:note-citation><text:note-body><text:p text:style-name="P16">Relatif au courant d’opinion dominant à un moment donné.</text:p></text:note-body></text:note></text:span><text:span text:style-name="T52">. En 2009, le journaliste Damon Darlin écrivait ainsi dans le </text:span><text:span text:style-name="T78">New York Times</text:span><text:span text:style-name="T52"> : </text:span><text:span text:style-name="Emphasis"><text:span text:style-name="T52">« L’ère numérique est en train d’éradiquer la sérendipité. »</text:span></text:span><text:span text:style-name="T52"> Selon lui les réseaux sociaux comme Facebook et Twitter en sont en partie responsables : </text:span><text:span text:style-name="Emphasis"><text:span text:style-name="T52">« Tout ce que nous voulons savoir est filtré et vérifié. Nous découvrons ce que tout le monde est en train d’apprendre, et en général par des personnes que nous avons sélectionnées en fonction de ce qu’</text:span></text:span><text:span text:style-name="Emphasis"><text:span text:style-name="T103">elle</text:span></text:span><text:span text:style-name="Emphasis"><text:span text:style-name="T52">s partagent et de leurs goûts. »</text:span></text:span></text:p>
      <text:p text:style-name="P3"><text:span text:style-name="T52">Le sociologue Dominique Cardon pointait également en 2010 dans </text:span><text:span text:style-name="Emphasis"><text:span text:style-name="T52">La Démocratie internet </text:span></text:span><text:span text:style-name="T52">(éd. Seuil) la fonction de filtre jouée par Facebook : </text:span><text:span text:style-name="Emphasis"><text:span text:style-name="T52">« Les internautes découvrent en navigant sur les pages de leurs proches ce qu’ils cherchaient sans y avoir pensé à l’avance. […] Plutôt qu’à travers des mots-clés, la découverte d’informations est souvent plus pertinente lorsqu’elle emprunte les sillages ouverts par la navigation des amis. »</text:span></text:span></text:p>
      <text:p text:style-name="P3"><text:soft-page-break/><text:span text:style-name="T52">Enfin, même en dehors des réseaux sociaux, Internet serait en proie à une uniformisation. </text:span><text:span text:style-name="Emphasis"><text:span text:style-name="T52">« Le monde des médias sur Internet est un maelstrom</text:span></text:span><text:span text:style-name="Emphasis"><text:span text:style-name="T52"><text:note text:id="ftn36" text:note-class="footnote"><text:note-citation>36</text:note-citation><text:note-body><text:p text:style-name="P15">Mouvement impétueux qui entraîne irrésistiblement les choses sur son passage.</text:p></text:note-body></text:note></text:span></text:span><text:span text:style-name="Emphasis"><text:span text:style-name="T52"> d’homogénéité », </text:span></text:span><text:span text:style-name="T52">assénait il y a peu Matt Saccaro, du </text:span><text:span text:style-name="T78">Daily Dot</text:span><text:span text:style-name="T52">. En cause, selon lui, le cercle vicieux qui consiste à avoir un œil en permanence sur ce qui plaît aux lecteurs sur les médias sociaux, et à reproduire en conséquence le même type d’article à destination de l’idéal-type de </text:span><text:span text:style-name="Emphasis"><text:span text:style-name="T52">« l’employé de bureau qui s’ennuie »</text:span></text:span><text:span text:style-name="T52">.</text:span></text:p>
      <text:p text:style-name="P3"><text:span text:style-name="T52">Derek Thompson, de </text:span><text:span text:style-name="T78">The Atlantic</text:span><text:span text:style-name="T52">, pointait du doigt le même phénomène d’agglomération dans un article de mai 2014 : </text:span><text:span text:style-name="Emphasis"><text:span text:style-name="T52">« Plus les éditeurs sauront ce que leur audience lit, plus ils seront enclins à leur servir rapidement des copies des choses les plus populaires. »</text:span></text:span></text:p>
      <text:p text:style-name="P8">Si toutes ces critiques sont justes, alors Wikipédia tient le bon filon pour guérir un Internet en mal de sérendipit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adornments="Gras" style:font-family-generic="swiss" style:font-pitch="variable"/>
    <style:font-face style:name="DejaVu Sans2" svg:font-family="'DejaVu Sans'"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Biolinum O" svg:font-family="'Linux Biolinum O'" style:font-pitch="variable"/>
    <style:font-face style:name="Linux Biolinum O1" svg:font-family="'Linux Biolinum O'" style:font-adornments="Gras"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DejaVu Sans2" fo:font-family="'DejaVu Sans'" style:font-style-name="Normal"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99cm" style:contextual-spacing="false" fo:text-align="center" style:justify-single-word="false" fo:text-indent="0cm" style:auto-text-indent="false" style:page-number="auto" fo:keep-with-next="always"/>
      <style:text-properties fo:color="#000066" loext:opacity="100%" style:font-name="Linux Biolinum O1" fo:font-family="'Linux Biolinum O'" style:font-style-name="Gra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9cm" style:contextual-spacing="false" fo:text-align="justify" style:justify-single-word="false" fo:orphans="2" fo:widows="2" fo:text-indent="1.401cm" style:auto-text-indent="false" style:page-number="auto"/>
      <style:text-properties style:font-name="Liberation Sans2" fo:font-family="'Liberation Sans'" style:font-style-name="Normal" style:font-family-generic="swiss" style:font-pitch="variable"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7cm" fo:margin-bottom="0.101cm" style:contextual-spacing="false" fo:text-align="justify" style:justify-single-word="false" fo:text-indent="0cm" style:auto-text-indent="false"/>
      <style:text-properties fo:color="#000099" loext:opacity="100%" style:font-name="Liberation Sans1" fo:font-family="'Liberation Sans'" style:font-style-name="Gras" style:font-family-generic="swis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style:font-name="Liberation Sans1" fo:font-family="'Liberation Sans'" style:font-style-name="Gras" style:font-family-generic="swiss" style:font-pitch="variable" fo:font-size="14pt" fo:font-weight="bold" style:font-size-asian="14pt" style:font-weight-asian="normal" style:font-size-complex="14pt" style:font-weight-complex="600"/>
    </style:style>
    <style:style style:name="Quotations" style:family="paragraph" style:parent-style-name="Standard" style:class="html">
      <style:paragraph-properties fo:margin-left="0cm" fo:margin-right="0cm" fo:margin-top="0cm" fo:margin-bottom="0.199cm" style:contextual-spacing="false" fo:text-align="center" style:justify-single-word="false" fo:text-indent="0cm" style:auto-text-indent="false"/>
      <style:text-properties fo:font-weight="bold" style:font-size-asian="10.5pt"/>
    </style:style>
    <style:style style:name="Title" style:family="paragraph" style:parent-style-name="Heading" style:next-style-name="Text_20_body" style:class="chapter">
      <style:paragraph-properties fo:text-align="center" style:justify-single-word="false"/>
      <style:text-properties style:font-name="Liberation Sans1" fo:font-family="'Liberation Sans'" style:font-style-name="Gras"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Standard1"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3cm" fo:margin-bottom="0.101cm" style:contextual-spacing="false" fo:text-indent="0cm" style:auto-text-indent="false" text:number-lines="false" text:line-number="0"/>
      <style:text-properties fo:color="#000000" loext:opacity="100%" style:font-name="DejaVu Sans1" fo:font-family="'DejaVu Sans'" style:font-style-name="Gras" style:font-family-generic="swiss" style:font-pitch="variable" fo:font-size="18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0.5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049cm" style:contextual-spacing="false" fo:text-align="justify" style:justify-single-word="false" fo:text-indent="1.199cm" style:auto-text-indent="false" style:page-number="auto"/>
      <style:text-properties fo:color="#000000" loext:opacity="100%" style:font-name="Liberation Sans1" fo:font-family="'Liberation Sans'" style:font-style-name="Gras" style:font-family-generic="swiss" style:font-pitch="variable" fo:font-size="13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age-count>1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07T00:01:40.797360839</meta:creation-date>
    <meta:editing-duration>PT8H11M15S</meta:editing-duration>
    <meta:editing-cycles>30</meta:editing-cycles>
    <meta:generator>LibreOffice/7.3.7.2$Linux_X86_64 LibreOffice_project/30$Build-2</meta:generator>
    <dc:title>cours</dc:title>
    <dc:date>2023-01-15T22:42:45.940591448</dc:date>
    <meta:document-statistic meta:table-count="0" meta:image-count="1" meta:object-count="0" meta:page-count="12" meta:paragraph-count="135" meta:word-count="7419" meta:character-count="46359" meta:non-whitespace-character-count="39060"/>
    <meta:template xlink:type="simple" xlink:actuate="onRequest" xlink:title="cours" xlink:href="../../../../../../../../.config/libreoffice/4/user/template/cours1.ott" meta:date="2016-06-07T00:01:40.507479142"/>
  </office:meta>
</office:document-meta>
</file>